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498cm" style:rel-column-width="4818*"/>
    </style:style>
    <style:style style:name="Tableau2.B" style:family="table-column">
      <style:table-column-properties style:column-width="8.502cm" style:rel-column-width="482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B" style:family="table-column">
      <style:table-column-properties style:column-width="13.6cm" style:rel-column-width="5242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51cm" style:rel-column-width="1638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2.429cm" style:rel-column-width="9362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G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2.429cm" style:rel-column-width="9362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G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4.251cm" style:rel-column-width="16383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D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3.401cm" style:rel-column-width="13107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3.401cm" style:rel-column-width="13107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3.401cm" style:rel-column-width="1310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E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3.401cm" style:rel-column-width="1310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498cm" style:rel-column-width="4818*"/>
    </style:style>
    <style:style style:name="Tableau23.B" style:family="table-column">
      <style:table-column-properties style:column-width="8.502cm" style:rel-column-width="4820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5.666cm" style:rel-column-width="3212*"/>
    </style:style>
    <style:style style:name="Tableau24.C" style:family="table-column">
      <style:table-column-properties style:column-width="5.669cm" style:rel-column-width="3214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8.498cm" style:rel-column-width="4818*"/>
    </style:style>
    <style:style style:name="Tableau25.B" style:family="table-column">
      <style:table-column-properties style:column-width="8.502cm" style:rel-column-width="4820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9638*"/>
    </style:style>
    <style:style style:name="Tableau26.A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4.251cm" style:rel-column-width="16383*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D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9638*"/>
    </style:style>
    <style:style style:name="Tableau28.A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9638*"/>
    </style:style>
    <style:style style:name="Tableau29.A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9638*"/>
    </style:style>
    <style:style style:name="Tableau30.A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9638*"/>
    </style:style>
    <style:style style:name="Tableau31.A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Nimbus Sans L" officeooo:rsid="001c7099" officeooo:paragraph-rsid="001c7099"/>
    </style:style>
    <style:style style:name="P2" style:family="paragraph" style:parent-style-name="Standard">
      <style:paragraph-properties fo:text-align="center" style:justify-single-word="false"/>
      <style:text-properties style:font-name="Nimbus Sans L" officeooo:rsid="001c7099" officeooo:paragraph-rsid="001c7099"/>
    </style:style>
    <style:style style:name="P3" style:family="paragraph" style:parent-style-name="Standard">
      <style:paragraph-properties fo:text-align="start" style:justify-single-word="false"/>
      <style:text-properties style:font-name="Nimbus Sans L" officeooo:rsid="001e35a6" officeooo:paragraph-rsid="001e35a6"/>
    </style:style>
    <style:style style:name="P4" style:family="paragraph" style:parent-style-name="Standard">
      <style:paragraph-properties fo:text-align="center" style:justify-single-word="false"/>
      <style:text-properties style:font-name="Nimbus Sans L" fo:font-size="18pt" fo:font-weight="bold" officeooo:rsid="001c7099" officeooo:paragraph-rsid="001c709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4pt" officeooo:rsid="001c7099" officeooo:paragraph-rsid="001c709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Nimbus Sans L" style:text-underline-style="solid" style:text-underline-width="auto" style:text-underline-color="font-color" fo:font-weight="bold" officeooo:rsid="001e35a6" officeooo:paragraph-rsid="001e35a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1e35a6" officeooo:paragraph-rsid="001e7ba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1febc2" officeooo:paragraph-rsid="001febc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1febc2" officeooo:paragraph-rsid="002b74c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1febc2" officeooo:paragraph-rsid="0082787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202e77" officeooo:paragraph-rsid="00202e7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eb9f88" officeooo:paragraph-rsid="00eb9f8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238d5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281d7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2cf5d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318b5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34ac2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3abac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44a08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48a5b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4cbaf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54912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57adf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5dc11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67c73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6cada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70251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75a98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7dce7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82787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8332a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88557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8e459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8f783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a3b6f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a5aa5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af79a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b8a08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bdd4d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c2d82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cf7d7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d27a4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d69026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de2ae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e7fe9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238d5c" officeooo:paragraph-rsid="00fa8cb7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67c737" officeooo:paragraph-rsid="0067c737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8e4592" officeooo:paragraph-rsid="008e4592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8f7830" officeooo:paragraph-rsid="008f783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0a3b6ff" officeooo:paragraph-rsid="00a3b6f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ndale Mono" fo:font-size="10pt" officeooo:rsid="001e7ba5" officeooo:paragraph-rsid="001e7ba5" style:font-size-asian="10pt" style:font-size-complex="10pt"/>
    </style:style>
    <style:style style:name="P5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1ea1ec" officeooo:paragraph-rsid="001ea1ec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1ea1ec" officeooo:paragraph-rsid="001ea1ec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220369" style:font-size-asian="8.75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281d77" style:font-size-asian="8.75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2b74c4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318b58" style:font-size-asian="8.75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34ac2f" style:font-size-asian="8.75pt" style:font-weight-asian="normal" style:font-size-complex="10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38c055" style:font-size-asian="8.75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3eaa47" style:font-size-asian="8.75pt" style:font-weight-asian="normal" style:font-size-complex="10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48a5b0" style:font-size-asian="8.75pt" style:font-weight-asian="normal" style:font-size-complex="10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4c803c" style:font-size-asian="8.75pt" style:font-weight-asian="normal" style:font-size-complex="10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530319" style:font-size-asian="8.75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549127" style:font-size-asian="8.75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57adf5" style:font-size-asian="8.75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5cb90a" style:font-size-asian="8.75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5cd67d" style:font-size-asian="8.75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5d0b2c" style:font-size-asian="8.75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5e1e7e" style:font-size-asian="8.75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642296" style:font-size-asian="8.75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6b3818" style:font-size-asian="8.75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6ef2bc" style:font-size-asian="8.75pt" style:font-weight-asian="normal" style:font-size-complex="10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71fa0f" style:font-size-asian="8.75pt" style:font-weight-asian="normal" style:font-size-complex="10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742d82" style:font-size-asian="8.75pt" style:font-weight-asian="normal" style:font-size-complex="10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77b535" style:font-size-asian="8.75pt" style:font-weight-asian="normal" style:font-size-complex="10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7b48d9" style:font-size-asian="8.75pt" style:font-weight-asian="normal" style:font-size-complex="10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7f4177" style:font-size-asian="8.75pt" style:font-weight-asian="normal" style:font-size-complex="10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82787d" style:font-size-asian="8.75pt" style:font-weight-asian="normal" style:font-size-complex="10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851538" style:font-size-asian="8.75pt" style:font-weight-asian="normal" style:font-size-complex="10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8820dd" style:font-size-asian="8.75pt" style:font-weight-asian="normal" style:font-size-complex="10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89b64a" style:font-size-asian="8.75pt" style:font-weight-asian="normal" style:font-size-complex="10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8c2f0f" style:font-size-asian="8.75pt" style:font-weight-asian="normal" style:font-size-complex="10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8f7830" style:font-size-asian="8.75pt" style:font-weight-asian="normal" style:font-size-complex="10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9492e8" style:font-size-asian="8.75pt" style:font-weight-asian="normal" style:font-size-complex="10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978946" style:font-size-asian="8.75pt" style:font-weight-asian="normal" style:font-size-complex="10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994d0a" style:font-size-asian="8.75pt" style:font-weight-asian="normal" style:font-size-complex="10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9d8852" style:font-size-asian="8.75pt" style:font-weight-asian="normal" style:font-size-complex="10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a3d82f" style:font-size-asian="8.75pt" style:font-weight-asian="normal" style:font-size-complex="10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a6861a" style:font-size-asian="8.75pt" style:font-weight-asian="normal" style:font-size-complex="10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aaf3d8" style:font-size-asian="8.75pt" style:font-weight-asian="normal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ad92b2" style:font-size-asian="8.75pt" style:font-weight-asian="normal" style:font-size-complex="10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b6a2bc" style:font-size-asian="8.75pt" style:font-weight-asian="normal" style:font-size-complex="10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bdd4d6" style:font-size-asian="8.75pt" style:font-weight-asian="normal" style:font-size-complex="10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be3323" style:font-size-asian="8.75pt" style:font-weight-asian="normal" style:font-size-complex="10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bfd057" style:font-size-asian="8.75pt" style:font-weight-asian="normal" style:font-size-complex="10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cb89a9" style:font-size-asian="8.75pt" style:font-weight-asian="normal" style:font-size-complex="10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ccb6e3" style:font-size-asian="8.75pt" style:font-weight-asian="normal" style:font-size-complex="10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d27a4c" style:font-size-asian="8.75pt" style:font-weight-asian="normal" style:font-size-complex="10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d69026" style:font-size-asian="8.75pt" style:font-weight-asian="normal" style:font-size-complex="10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d88bed" style:font-size-asian="8.75pt" style:font-weight-asian="normal" style:font-size-complex="10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de2ae1" style:font-size-asian="8.75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e1b130" style:font-size-asian="8.75pt" style:font-weight-asian="normal" style:font-size-complex="10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220369" officeooo:paragraph-rsid="00e7fe92" style:font-size-asian="8.75pt" style:font-weight-asian="normal" style:font-size-complex="10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8cfe1f" officeooo:paragraph-rsid="008cfe1f" style:font-size-asian="8.75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b6a2bc" officeooo:paragraph-rsid="00b6a2bc" style:font-size-asian="8.75pt" style:font-weight-asian="normal" style:font-size-complex="10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c9f4c5" officeooo:paragraph-rsid="00bfd057" style:font-size-asian="8.75pt" style:font-weight-asian="normal" style:font-size-complex="10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e8730b" officeooo:paragraph-rsid="00e8730b" style:font-size-asian="8.75pt" style:font-weight-asian="normal" style:font-size-complex="10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0eb9f88" officeooo:paragraph-rsid="00eb9f88" style:font-size-asian="8.75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Andale Mono" fo:font-size="10pt" style:text-underline-style="solid" style:text-underline-type="double" style:text-underline-width="auto" style:text-underline-color="font-color" fo:font-weight="normal" officeooo:rsid="00220369" officeooo:paragraph-rsid="00978946" style:font-size-asian="8.75pt" style:font-weight-asian="normal" style:font-size-complex="10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Andale Mono" fo:font-size="10pt" style:text-underline-style="solid" style:text-underline-type="double" style:text-underline-width="auto" style:text-underline-color="font-color" fo:font-weight="normal" officeooo:rsid="00220369" officeooo:paragraph-rsid="00aaf3d8" style:font-size-asian="8.75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1ea1ec" officeooo:paragraph-rsid="001ea1ec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font-name="Andale Mono" fo:font-size="10pt" officeooo:rsid="002604c1" officeooo:paragraph-rsid="00281d77" style:font-size-asian="8.75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style:font-name="Andale Mono" fo:font-size="10pt" officeooo:rsid="002604c1" officeooo:paragraph-rsid="002604c1" style:font-size-asian="8.75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style:font-name="Andale Mono" fo:font-size="10pt" officeooo:rsid="002604c1" officeooo:paragraph-rsid="002b74c4" style:font-size-asian="8.75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style:font-name="Andale Mono" fo:font-size="10pt" officeooo:rsid="002604c1" officeooo:paragraph-rsid="00318b58" style:font-size-asian="8.75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style:font-name="Andale Mono" fo:font-size="10pt" officeooo:rsid="002604c1" officeooo:paragraph-rsid="0082787d" style:font-size-asian="8.75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style:font-name="Andale Mono" fo:font-size="10pt" officeooo:rsid="002604c1" officeooo:paragraph-rsid="008f7830" style:font-size-asian="8.75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style:font-name="Andale Mono" fo:font-size="10pt" officeooo:rsid="002604c1" officeooo:paragraph-rsid="00978946" style:font-size-asian="8.75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style:font-name="Andale Mono" fo:font-size="10pt" officeooo:rsid="002604c1" officeooo:paragraph-rsid="009d8852" style:font-size-asian="8.75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style:font-name="Andale Mono" fo:font-size="10pt" style:font-size-asian="8.75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style:font-name="Andale Mono" fo:font-size="10pt" officeooo:paragraph-rsid="00281d77" style:font-size-asian="8.75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style:font-name="Andale Mono" fo:font-size="10pt" officeooo:rsid="00339718" officeooo:paragraph-rsid="00339718" style:font-size-asian="8.75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style:font-name="Andale Mono" fo:font-size="10pt" officeooo:rsid="0036a463" officeooo:paragraph-rsid="0036a463" style:font-size-asian="8.75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style:font-name="Andale Mono" fo:font-size="10pt" officeooo:rsid="0036a463" officeooo:paragraph-rsid="0038c055" style:font-size-asian="8.75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style:font-name="Andale Mono" fo:font-size="10pt" officeooo:rsid="00443fe9" officeooo:paragraph-rsid="00443fe9" style:font-size-asian="8.75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font-name="Andale Mono" fo:font-size="10pt" officeooo:rsid="00443fe9" officeooo:paragraph-rsid="004c803c" style:font-size-asian="8.75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style:font-name="Andale Mono" fo:font-size="10pt" officeooo:rsid="004aa290" officeooo:paragraph-rsid="004aa290" style:font-size-asian="8.75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style:font-name="Andale Mono" fo:font-size="10pt" officeooo:rsid="004f6078" officeooo:paragraph-rsid="004f6078" style:font-size-asian="8.75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style:font-name="Andale Mono" fo:font-size="10pt" officeooo:rsid="00549127" officeooo:paragraph-rsid="00549127" style:font-size-asian="8.75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style:font-name="Andale Mono" fo:font-size="10pt" officeooo:rsid="0059ccdd" officeooo:paragraph-rsid="0059ccdd" style:font-size-asian="8.75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style:font-name="Andale Mono" fo:font-size="10pt" officeooo:rsid="00629f1c" officeooo:paragraph-rsid="00629f1c" style:font-size-asian="8.75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font-name="Andale Mono" fo:font-size="10pt" officeooo:rsid="00654a10" officeooo:paragraph-rsid="00654a10" style:font-size-asian="8.75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style:font-name="Andale Mono" fo:font-size="10pt" officeooo:rsid="00654a10" officeooo:paragraph-rsid="0067da09" style:font-size-asian="8.75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style:font-name="Andale Mono" fo:font-size="10pt" officeooo:rsid="0067da09" officeooo:paragraph-rsid="0067da09" style:font-size-asian="8.75pt" style:font-size-complex="10pt"/>
    </style:style>
    <style:style style:name="P135" style:family="paragraph" style:parent-style-name="Table_20_Contents">
      <style:paragraph-properties fo:text-align="center" style:justify-single-word="false"/>
      <style:text-properties style:font-name="Andale Mono" fo:font-size="10pt" officeooo:rsid="0068d622" officeooo:paragraph-rsid="0068d622" style:font-size-asian="8.75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style:font-name="Andale Mono" fo:font-size="10pt" officeooo:rsid="006b3818" officeooo:paragraph-rsid="006b3818" style:font-size-asian="8.75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style:font-name="Andale Mono" fo:font-size="10pt" officeooo:rsid="0071fa0f" officeooo:paragraph-rsid="0071fa0f" style:font-size-asian="8.75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style:font-name="Andale Mono" fo:font-size="10pt" officeooo:rsid="00791b6f" officeooo:paragraph-rsid="00791b6f" style:font-size-asian="8.75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style:font-name="Andale Mono" fo:font-size="10pt" officeooo:rsid="00791b6f" officeooo:paragraph-rsid="008820dd" style:font-size-asian="8.75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style:font-name="Andale Mono" fo:font-size="10pt" officeooo:rsid="007f6478" officeooo:paragraph-rsid="007f6478" style:font-size-asian="8.75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style:font-name="Andale Mono" fo:font-size="10pt" officeooo:rsid="007f6478" officeooo:paragraph-rsid="00bfd057" style:font-size-asian="8.75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style:font-name="Andale Mono" fo:font-size="10pt" officeooo:rsid="0089f375" officeooo:paragraph-rsid="0089f375" style:font-size-asian="8.75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style:font-name="Andale Mono" fo:font-size="10pt" officeooo:rsid="00a82bfa" officeooo:paragraph-rsid="00a82bfa" style:font-size-asian="8.75pt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style:font-name="Andale Mono" fo:font-size="10pt" officeooo:rsid="00a82bfa" officeooo:paragraph-rsid="00aaf3d8" style:font-size-asian="8.75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style:font-name="Andale Mono" fo:font-size="10pt" officeooo:rsid="00a82bfa" officeooo:paragraph-rsid="00b6a2bc" style:font-size-asian="8.75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style:font-name="Andale Mono" fo:font-size="10pt" officeooo:rsid="00b2de20" officeooo:paragraph-rsid="00b2de20" style:font-size-asian="8.75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style:font-name="Andale Mono" fo:font-size="10pt" officeooo:rsid="00bea4b7" officeooo:paragraph-rsid="00bea4b7" style:font-size-asian="8.75pt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style:font-name="Andale Mono" fo:font-size="10pt" officeooo:rsid="00c95fa7" officeooo:paragraph-rsid="00c95fa7" style:font-size-asian="8.75pt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style:font-name="Andale Mono" fo:font-size="10pt" officeooo:rsid="00cd89d2" officeooo:paragraph-rsid="00cd89d2" style:font-size-asian="8.75pt" style:font-size-complex="10pt"/>
    </style:style>
    <style:style style:name="P150" style:family="paragraph" style:parent-style-name="Table_20_Contents">
      <style:paragraph-properties fo:text-align="center" style:justify-single-word="false"/>
      <style:text-properties style:font-name="Andale Mono" fo:font-size="10pt" officeooo:rsid="00cd89d2" officeooo:paragraph-rsid="00d27a4c" style:font-size-asian="8.75pt" style:font-size-complex="10pt"/>
    </style:style>
    <style:style style:name="P151" style:family="paragraph" style:parent-style-name="Table_20_Contents">
      <style:paragraph-properties fo:text-align="center" style:justify-single-word="false"/>
      <style:text-properties style:font-name="Andale Mono" fo:font-size="10pt" officeooo:rsid="00d35234" officeooo:paragraph-rsid="00d35234" style:font-size-asian="8.75pt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style:font-name="Andale Mono" fo:font-size="10pt" officeooo:rsid="00d35234" officeooo:paragraph-rsid="00d69026" style:font-size-asian="8.75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style:font-name="Andale Mono" fo:font-size="10pt" officeooo:rsid="00d35234" officeooo:paragraph-rsid="00de2ae1" style:font-size-asian="8.75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style:font-name="Andale Mono" fo:font-size="10pt" officeooo:rsid="00d35234" officeooo:paragraph-rsid="00e7fe92" style:font-size-asian="8.75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style:font-name="Andale Mono" fo:font-size="10pt" officeooo:rsid="00e8ed52" officeooo:paragraph-rsid="00e8ed52" style:font-size-asian="8.75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2604c1" style:font-size-asian="8.75pt" style:font-weight-asian="bold" style:font-size-complex="10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281d77" style:font-size-asian="8.75pt" style:font-weight-asian="bold" style:font-size-complex="10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2b74c4" style:font-size-asian="8.75pt" style:font-weight-asian="bold" style:font-size-complex="10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82787d" style:font-size-asian="8.75pt" style:font-weight-asian="bold" style:font-size-complex="10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8f7830" style:font-size-asian="8.75pt" style:font-weight-asian="bold" style:font-size-complex="10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978946" style:font-size-asian="8.75pt" style:font-weight-asian="bold" style:font-size-complex="10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9d8852" style:font-size-asian="8.75pt" style:font-weight-asian="bold" style:font-size-complex="10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a3d82f" style:font-size-asian="8.75pt" style:font-weight-asian="bold" style:font-size-complex="10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aaf3d8" style:font-size-asian="8.75pt" style:font-weight-asian="bold" style:font-size-complex="10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b6a2bc" style:font-size-asian="8.75pt" style:font-weight-asian="bold" style:font-size-complex="10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bdd4d6" style:font-size-asian="8.75pt" style:font-weight-asian="bold" style:font-size-complex="10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cb89a9" style:font-size-asian="8.75pt" style:font-weight-asian="bold" style:font-size-complex="10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d27a4c" style:font-size-asian="8.75pt" style:font-weight-asian="bold" style:font-size-complex="10pt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d69026" style:font-size-asian="8.75pt" style:font-weight-asian="bold" style:font-size-complex="10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de2ae1" style:font-size-asian="8.75pt" style:font-weight-asian="bold" style:font-size-complex="10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604c1" officeooo:paragraph-rsid="00e7fe92" style:font-size-asian="8.75pt" style:font-weight-asian="bold" style:font-size-complex="10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18b58" officeooo:paragraph-rsid="00318b58" style:font-size-asian="8.75pt" style:font-weight-asian="bold" style:font-size-complex="10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6a463" officeooo:paragraph-rsid="0036a463" style:font-size-asian="8.75pt" style:font-weight-asian="bold" style:font-size-complex="10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6a463" officeooo:paragraph-rsid="0038c055" style:font-size-asian="8.75pt" style:font-weight-asian="bold" style:font-size-complex="10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6a463" officeooo:paragraph-rsid="003eaa47" style:font-size-asian="8.75pt" style:font-weight-asian="bold" style:font-size-complex="10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6a463" officeooo:paragraph-rsid="004c803c" style:font-size-asian="8.75pt" style:font-weight-asian="bold" style:font-size-complex="10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36a463" officeooo:paragraph-rsid="0057adf5" style:font-size-asian="8.75pt" style:font-weight-asian="bold" style:font-size-complex="10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4aa290" officeooo:paragraph-rsid="004aa290" style:font-size-asian="8.75pt" style:font-weight-asian="bold" style:font-size-complex="10pt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4aa290" officeooo:paragraph-rsid="007b48d9" style:font-size-asian="8.75pt" style:font-weight-asian="bold" style:font-size-complex="10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4aa290" officeooo:paragraph-rsid="00bfd057" style:font-size-asian="8.75pt" style:font-weight-asian="bold" style:font-size-complex="10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530319" officeooo:paragraph-rsid="00530319" style:font-size-asian="8.75pt" style:font-weight-asian="bold" style:font-size-complex="10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5fcedd" officeooo:paragraph-rsid="005fcedd" style:font-size-asian="8.75pt" style:font-weight-asian="bold" style:font-size-complex="10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5fcedd" officeooo:paragraph-rsid="00642296" style:font-size-asian="8.75pt" style:font-weight-asian="bold" style:font-size-complex="10pt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style:font-name="Andale Mono" fo:font-size="10pt" fo:font-weight="bold" style:font-size-asian="8.75pt" style:font-weight-asian="bold" style:font-size-complex="10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Andale Mono" fo:font-size="10pt" fo:font-weight="bold" officeooo:paragraph-rsid="00642296" style:font-size-asian="8.75pt" style:font-weight-asian="bold" style:font-size-complex="10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6b3818" officeooo:paragraph-rsid="006b3818" style:font-size-asian="8.75pt" style:font-weight-asian="bold" style:font-size-complex="10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71fa0f" officeooo:paragraph-rsid="0071fa0f" style:font-size-asian="8.75pt" style:font-weight-asian="bold" style:font-size-complex="10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791b6f" officeooo:paragraph-rsid="00791b6f" style:font-size-asian="8.75pt" style:font-weight-asian="bold" style:font-size-complex="10pt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791b6f" officeooo:paragraph-rsid="008820dd" style:font-size-asian="8.75pt" style:font-weight-asian="bold" style:font-size-complex="10pt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a82bfa" officeooo:paragraph-rsid="00a82bfa" style:font-size-asian="8.75pt" style:font-weight-asian="bold" style:font-size-complex="10pt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a82bfa" officeooo:paragraph-rsid="00aaf3d8" style:font-size-asian="8.75pt" style:font-weight-asian="bold" style:font-size-complex="10pt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a82bfa" officeooo:paragraph-rsid="00b6a2bc" style:font-size-asian="8.75pt" style:font-weight-asian="bold" style:font-size-complex="10pt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aaf3d8" officeooo:paragraph-rsid="00aaf3d8" style:font-size-asian="8.75pt" style:font-weight-asian="bold" style:font-size-complex="10pt" style:font-weight-complex="bold"/>
    </style:style>
    <style:style style:name="T1" style:family="text">
      <style:text-properties officeooo:rsid="001e7ba5"/>
    </style:style>
    <style:style style:name="T2" style:family="text">
      <style:text-properties officeooo:rsid="0024397e"/>
    </style:style>
    <style:style style:name="T3" style:family="text">
      <style:text-properties officeooo:rsid="0024b7e6"/>
    </style:style>
    <style:style style:name="T4" style:family="text">
      <style:text-properties officeooo:rsid="00281d77"/>
    </style:style>
    <style:style style:name="T5" style:family="text">
      <style:text-properties officeooo:rsid="0028867f"/>
    </style:style>
    <style:style style:name="T6" style:family="text">
      <style:text-properties officeooo:rsid="002a3c5a"/>
    </style:style>
    <style:style style:name="T7" style:family="text">
      <style:text-properties officeooo:rsid="002b74c4"/>
    </style:style>
    <style:style style:name="T8" style:family="text">
      <style:text-properties officeooo:rsid="002cf5db"/>
    </style:style>
    <style:style style:name="T9" style:family="text">
      <style:text-properties officeooo:rsid="002e8e0c"/>
    </style:style>
    <style:style style:name="T10" style:family="text">
      <style:text-properties officeooo:rsid="00318b58"/>
    </style:style>
    <style:style style:name="T11" style:family="text">
      <style:text-properties officeooo:rsid="00331536"/>
    </style:style>
    <style:style style:name="T12" style:family="text">
      <style:text-properties officeooo:rsid="00339718"/>
    </style:style>
    <style:style style:name="T13" style:family="text">
      <style:text-properties officeooo:rsid="0034ac2f"/>
    </style:style>
    <style:style style:name="T14" style:family="text">
      <style:text-properties officeooo:rsid="0036a463"/>
    </style:style>
    <style:style style:name="T15" style:family="text">
      <style:text-properties officeooo:rsid="0038c055"/>
    </style:style>
    <style:style style:name="T16" style:family="text">
      <style:text-properties officeooo:rsid="003abacd"/>
    </style:style>
    <style:style style:name="T17" style:family="text">
      <style:text-properties officeooo:rsid="003c68b9"/>
    </style:style>
    <style:style style:name="T18" style:family="text">
      <style:text-properties officeooo:rsid="003eaa47"/>
    </style:style>
    <style:style style:name="T19" style:family="text">
      <style:text-properties officeooo:rsid="00443fe9"/>
    </style:style>
    <style:style style:name="T20" style:family="text">
      <style:text-properties officeooo:rsid="0044a082"/>
    </style:style>
    <style:style style:name="T21" style:family="text">
      <style:text-properties officeooo:rsid="0048a5b0"/>
    </style:style>
    <style:style style:name="T22" style:family="text">
      <style:text-properties officeooo:rsid="0049ba76" style:font-size-asian="10pt"/>
    </style:style>
    <style:style style:name="T23" style:family="text">
      <style:text-properties officeooo:rsid="007f4177" style:font-size-asian="10pt"/>
    </style:style>
    <style:style style:name="T24" style:family="text">
      <style:text-properties officeooo:rsid="004c803c"/>
    </style:style>
    <style:style style:name="T25" style:family="text">
      <style:text-properties officeooo:rsid="004cbaf4"/>
    </style:style>
    <style:style style:name="T26" style:family="text">
      <style:text-properties officeooo:rsid="004e6339"/>
    </style:style>
    <style:style style:name="T27" style:family="text">
      <style:text-properties officeooo:rsid="004f6078"/>
    </style:style>
    <style:style style:name="T28" style:family="text">
      <style:text-properties officeooo:rsid="00549127"/>
    </style:style>
    <style:style style:name="T29" style:family="text">
      <style:text-properties officeooo:rsid="0057adf5"/>
    </style:style>
    <style:style style:name="T30" style:family="text">
      <style:text-properties officeooo:rsid="005987b6"/>
    </style:style>
    <style:style style:name="T31" style:family="text">
      <style:text-properties officeooo:rsid="00598b64"/>
    </style:style>
    <style:style style:name="T32" style:family="text">
      <style:text-properties officeooo:rsid="005dc11d"/>
    </style:style>
    <style:style style:name="T33" style:family="text">
      <style:text-properties officeooo:rsid="005e1e7e"/>
    </style:style>
    <style:style style:name="T34" style:family="text">
      <style:text-properties officeooo:rsid="005fcedd"/>
    </style:style>
    <style:style style:name="T35" style:family="text">
      <style:text-properties officeooo:rsid="00642296"/>
    </style:style>
    <style:style style:name="T36" style:family="text">
      <style:text-properties officeooo:rsid="0067c737"/>
    </style:style>
    <style:style style:name="T37" style:family="text">
      <style:text-properties officeooo:rsid="006b3818"/>
    </style:style>
    <style:style style:name="T38" style:family="text">
      <style:text-properties officeooo:rsid="006cadaf"/>
    </style:style>
    <style:style style:name="T39" style:family="text">
      <style:text-properties officeooo:rsid="00702514"/>
    </style:style>
    <style:style style:name="T40" style:family="text">
      <style:text-properties officeooo:rsid="0071fa0f"/>
    </style:style>
    <style:style style:name="T41" style:family="text">
      <style:text-properties officeooo:rsid="0075a98d"/>
    </style:style>
    <style:style style:name="T42" style:family="text">
      <style:text-properties officeooo:rsid="0077b535"/>
    </style:style>
    <style:style style:name="T43" style:family="text">
      <style:text-properties officeooo:rsid="007bee79"/>
    </style:style>
    <style:style style:name="T44" style:family="text">
      <style:text-properties officeooo:rsid="007dce78"/>
    </style:style>
    <style:style style:name="T45" style:family="text">
      <style:text-properties officeooo:rsid="0082787d"/>
    </style:style>
    <style:style style:name="T46" style:family="text">
      <style:text-properties officeooo:rsid="008332a0"/>
    </style:style>
    <style:style style:name="T47" style:family="text">
      <style:text-properties officeooo:rsid="00851538"/>
    </style:style>
    <style:style style:name="T48" style:family="text">
      <style:text-properties officeooo:rsid="0089b64a"/>
    </style:style>
    <style:style style:name="T49" style:family="text">
      <style:text-properties officeooo:rsid="008c2f0f"/>
    </style:style>
    <style:style style:name="T50" style:family="text">
      <style:text-properties officeooo:rsid="008e4592"/>
    </style:style>
    <style:style style:name="T51" style:family="text">
      <style:text-properties officeooo:rsid="008f7830"/>
    </style:style>
    <style:style style:name="T52" style:family="text">
      <style:text-properties officeooo:rsid="00929d64"/>
    </style:style>
    <style:style style:name="T53" style:family="text">
      <style:text-properties officeooo:rsid="00978946"/>
    </style:style>
    <style:style style:name="T54" style:family="text">
      <style:text-properties officeooo:rsid="00994d0a"/>
    </style:style>
    <style:style style:name="T55" style:family="text">
      <style:text-properties officeooo:rsid="009d8852"/>
    </style:style>
    <style:style style:name="T56" style:family="text">
      <style:text-properties officeooo:rsid="00a3b6ff"/>
    </style:style>
    <style:style style:name="T57" style:family="text">
      <style:text-properties officeooo:rsid="00a5aa54"/>
    </style:style>
    <style:style style:name="T58" style:family="text">
      <style:text-properties officeooo:rsid="00a6861a"/>
    </style:style>
    <style:style style:name="T59" style:family="text">
      <style:text-properties officeooo:rsid="00a82bfa"/>
    </style:style>
    <style:style style:name="T60" style:family="text">
      <style:text-properties officeooo:rsid="00abab2c"/>
    </style:style>
    <style:style style:name="T61" style:family="text">
      <style:text-properties officeooo:rsid="00af79a0"/>
    </style:style>
    <style:style style:name="T62" style:family="text">
      <style:text-properties officeooo:rsid="00b6a2bc"/>
    </style:style>
    <style:style style:name="T63" style:family="text">
      <style:text-properties officeooo:rsid="00b8a08e"/>
    </style:style>
    <style:style style:name="T64" style:family="text">
      <style:text-properties officeooo:rsid="00bdd4d6"/>
    </style:style>
    <style:style style:name="T65" style:family="text">
      <style:text-properties officeooo:rsid="00be3323"/>
    </style:style>
    <style:style style:name="T66" style:family="text">
      <style:text-properties officeooo:rsid="00bea4b7"/>
    </style:style>
    <style:style style:name="T67" style:family="text">
      <style:text-properties officeooo:rsid="00bfd057"/>
    </style:style>
    <style:style style:name="T68" style:family="text">
      <style:text-properties officeooo:rsid="00c2d820"/>
    </style:style>
    <style:style style:name="T69" style:family="text">
      <style:text-properties officeooo:rsid="00ccb6e3"/>
    </style:style>
    <style:style style:name="T70" style:family="text">
      <style:text-properties officeooo:rsid="00cd89d2"/>
    </style:style>
    <style:style style:name="T71" style:family="text">
      <style:text-properties officeooo:rsid="00cf7d7c"/>
    </style:style>
    <style:style style:name="T72" style:family="text">
      <style:text-properties officeooo:rsid="00d27a4c"/>
    </style:style>
    <style:style style:name="T73" style:family="text">
      <style:text-properties officeooo:rsid="00d88bed"/>
    </style:style>
    <style:style style:name="T74" style:family="text">
      <style:text-properties officeooo:rsid="00de2ae1"/>
    </style:style>
    <style:style style:name="T75" style:family="text">
      <style:text-properties officeooo:rsid="00e1b130"/>
    </style:style>
    <style:style style:name="T76" style:family="text">
      <style:text-properties officeooo:rsid="00e4c395"/>
    </style:style>
    <style:style style:name="T77" style:family="text">
      <style:text-properties officeooo:rsid="00e7fe92"/>
    </style:style>
    <style:style style:name="T78" style:family="text">
      <style:text-properties officeooo:rsid="00fa8c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ron Franck</text:p>
      <text:p text:style-name="P5">M1 GIL</text:p>
      <text:p text:style-name="P1"/>
      <text:p text:style-name="P4">Compte-rendu du TP n°1</text:p>
      <text:p text:style-name="P2"/>
      <text:p text:style-name="P3"/>
      <text:p text:style-name="P6">Commandes de création du schéma de la base Pilotes :</text:p>
      <text:p text:style-name="P3"/>
      <text:p text:style-name="P51">CREATE TABLE PILOTE (</text:p>
      <text:p text:style-name="P51"><text:tab/>PLNUM int primary key, </text:p>
      <text:p text:style-name="P51"><text:tab/>PLNOM varchar(32), </text:p>
      <text:p text:style-name="P51"><text:tab/>PLPRENOM varchar(32), </text:p>
      <text:p text:style-name="P51"><text:tab/>VILLE varchar(32), </text:p>
      <text:p text:style-name="P51"><text:tab/>SALAIRE int</text:p>
      <text:p text:style-name="P51">);</text:p>
      <text:p text:style-name="P51"/>
      <text:p text:style-name="P51">CREATE TABLE AVION (</text:p>
      <text:p text:style-name="P51"><text:s text:c="2"/>AVNUM int primary key,</text:p>
      <text:p text:style-name="P51"><text:s text:c="2"/>AVNOM varchar(32),</text:p>
      <text:p text:style-name="P51"><text:s text:c="2"/>CAPACITE int,</text:p>
      <text:p text:style-name="P51"><text:s text:c="2"/>LOCALISATION varchar(32)</text:p>
      <text:p text:style-name="P51">);</text:p>
      <text:p text:style-name="P51"/>
      <text:p text:style-name="P51">CREATE TABLE VOL (</text:p>
      <text:p text:style-name="P51"><text:s text:c="2"/>VOLNUM int primary key,</text:p>
      <text:p text:style-name="P51"><text:s text:c="2"/>PLNUM int,</text:p>
      <text:p text:style-name="P51"><text:s text:c="2"/>AVNUM int,</text:p>
      <text:p text:style-name="P51"><text:s text:c="2"/>VILLEDEP varchar(32),</text:p>
      <text:p text:style-name="P51"><text:s text:c="2"/>VILLEARR varchar(32),</text:p>
      <text:p text:style-name="P51"><text:s text:c="2"/>HEUREDEP varchar(4),</text:p>
      <text:p text:style-name="P51"><text:s text:c="2"/>HEUREARR varchar(4)</text:p>
      <text:p text:style-name="P51">);</text:p>
      <text:p text:style-name="P51"/>
      <text:p text:style-name="P51">ALTER TABLE VOL ADD CONSTRAINT fk_plnum FOREIGN KEY (PLNUM) REFERENCES PILOTE(PLNUM);</text:p>
      <text:p text:style-name="P51">ALTER TABLE VOL ADD CONSTRAINT fk_avnum FOREIGN KEY (AVNUM) REFERENCES AVION(AVNUM);</text:p>
      <text:p text:style-name="P51"/>
      <text:p text:style-name="P51"/>
      <text:p text:style-name="P51"/>
      <text:p text:style-name="P7"><text:span text:style-name="T1">Remplissage des tables de données</text:span> :</text:p>
      <text:p text:style-name="P111">&gt; Table PILOTE :</text:p>
      <text:p text:style-name="P53"/>
      <text:p text:style-name="P52">INSERT INTO PILOTE VALUES (1, 'MIRANDA', 'SERGE', 'PARIS', 2600);</text:p>
      <text:p text:style-name="P52">INSERT INTO PILOTE VALUES (2, 'LETHANH', 'NAHN', 'TOULOUSE', 2100);</text:p>
      <text:p text:style-name="P52">INSERT INTO PILOTE VALUES (3, 'TALADOIRE', 'GILLES', 'NICE', 1800);</text:p>
      <text:p text:style-name="P52">INSERT INTO PILOTE VALUES (4, 'CHARBONNIER', 'ANNETTE', 'PARIS', 1700);</text:p>
      <text:p text:style-name="P52">INSERT INTO PILOTE VALUES (5, 'REY', 'CHRISTOPHE', 'TOULOUSE', 1900);</text:p>
      <text:p text:style-name="P52">INSERT INTO PILOTE VALUES (6, 'CHARBONNIER', 'FABIEN', 'PARIS', 1800);</text:p>
      <text:p text:style-name="P52">INSERT INTO PILOTE VALUES (7, 'PENAULD', 'PIERRE', 'NICE', 1700);</text:p>
      <text:p text:style-name="P52">INSERT INTO PILOTE VALUES (8, 'FOUILHOUX', 'PIERRE', 'LYON', 1500);</text:p>
      <text:p text:style-name="P52">INSERT INTO PILOTE VALUES (9, 'GANNAT', 'CHRISTOPHE', null, 1800);</text:p>
      <text:p text:style-name="P52">INSERT INTO PILOTE VALUES (10, 'GADAIX', 'SONIA', 'PARIS', 2000);</text:p>
      <text:p text:style-name="P52"/>
      <text:p text:style-name="P52"/>
      <text:p text:style-name="P52"/>
      <text:p text:style-name="P52"/>
      <text:p text:style-name="P52"><text:soft-page-break/></text:p>
      <text:p text:style-name="P111">&gt; Table AVION :</text:p>
      <text:p text:style-name="P52"/>
      <text:p text:style-name="P52">INSERT INTO AVION VALUES (1, 'A300', 300, 'NICE');</text:p>
      <text:p text:style-name="P52">INSERT INTO AVION VALUES (2, 'A310', 300, 'NICE');</text:p>
      <text:p text:style-name="P52">INSERT INTO AVION VALUES (3, 'B707', 250, 'PARIS');</text:p>
      <text:p text:style-name="P52">INSERT INTO AVION VALUES (4, 'A300', 280, 'LYON');</text:p>
      <text:p text:style-name="P52">INSERT INTO AVION VALUES (5, 'CONCORDE', 160, 'NICE');</text:p>
      <text:p text:style-name="P52">INSERT INTO AVION VALUES (6, 'B747', 460, 'PARIS');</text:p>
      <text:p text:style-name="P52">INSERT INTO AVION VALUES (7, 'B707', 250, 'PARIS');</text:p>
      <text:p text:style-name="P52">INSERT INTO AVION VALUES (8, 'A310', 300, 'TOULOUSE');</text:p>
      <text:p text:style-name="P52">INSERT INTO AVION VALUES (9, 'MERCURE', 180, 'LYON');</text:p>
      <text:p text:style-name="P52">INSERT INTO AVION VALUES (10, 'CONCORDE', 160, 'PARIS');</text:p>
      <text:p text:style-name="P52"/>
      <text:p text:style-name="P111">&gt; Table VOL :</text:p>
      <text:p text:style-name="P52"/>
      <text:p text:style-name="P52">INSERT INTO VOL VALUES (100, 1, 1, 'NICE', 'TOULOUSE', '1100', '1230');</text:p>
      <text:p text:style-name="P52">INSERT INTO VOL VALUES (101, 1, 8, 'PARIS', 'TOULOUSE', '1700', '1830');</text:p>
      <text:p text:style-name="P52">INSERT INTO VOL VALUES (102, 2, 1, 'TOULOUSE', 'LYON', '1400', '1600');</text:p>
      <text:p text:style-name="P52">INSERT INTO VOL VALUES (103, 5, 3, 'TOULOUSE', 'LYON', '1800', '2000');</text:p>
      <text:p text:style-name="P52">INSERT INTO VOL VALUES (104, 9, 1, 'PARIS', 'NICE', '0645', '0815');</text:p>
      <text:p text:style-name="P52">INSERT INTO VOL VALUES (105, 10, 2, 'LYON', 'NICE', '1100', '1200');</text:p>
      <text:p text:style-name="P52">INSERT INTO VOL VALUES (106, 1, 4, 'PARIS', 'LYON', '0800', '0900');</text:p>
      <text:p text:style-name="P52">INSERT INTO VOL VALUES (107, 8, 4, 'NICE', 'PARIS', '0715', '0845');</text:p>
      <text:p text:style-name="P52">INSERT INTO VOL VALUES (108, 1, 8, 'NANTES', 'LYON', '0900', '1530');</text:p>
      <text:p text:style-name="P52">INSERT INTO VOL VALUES (109, 8, 2, 'NICE', 'PARIS', '1215', '1345');</text:p>
      <text:p text:style-name="P52">INSERT INTO VOL VALUES (110, 9, 2, 'PARIS', 'LYON', '1500', '1600');</text:p>
      <text:p text:style-name="P52">INSERT INTO VOL VALUES (111, 1, 2, 'LYON', 'NANTES', '1630', '2000');</text:p>
      <text:p text:style-name="P52">INSERT INTO VOL VALUES (112, 4, 5, 'NICE', 'LENS', '1100', '1400');</text:p>
      <text:p text:style-name="P52">INSERT INTO VOL VALUES (113, 3, 5, 'LENS', 'PARIS', '1500', '1600');</text:p>
      <text:p text:style-name="P52">INSERT INTO VOL VALUES (114, 8, 9, 'PARIS', 'TOULOUSE', '1700', '1800');</text:p>
      <text:p text:style-name="P52">INSERT INTO VOL VALUES (115, 7, 5, 'PARIS', 'TOULOUSE', '1800', '1900');</text:p>
      <text:p text:style-name="P52"/>
      <text:p text:style-name="P52"/>
      <text:p text:style-name="P52"/>
      <text:p text:style-name="P11"><text:span text:style-name="T2">Questions/Réponses du TP</text:span> :</text:p>
      <text:p text:style-name="P13">1) Donner toutes les informations sur les pilotes.</text:p>
      <text:p text:style-name="P67"><text:span text:style-name="T3">SQL</text:span>) SELECT * FROM PILOTE ;</text:p>
      <text:p text:style-name="P54"/>
      <text:p text:style-name="P54">R) 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56">PLNUM</text:p>
          </table:table-cell>
          <table:table-cell table:style-name="Tableau1.A1" office:value-type="string">
            <text:p text:style-name="P156">PLNOM</text:p>
          </table:table-cell>
          <table:table-cell table:style-name="Tableau1.A1" office:value-type="string">
            <text:p text:style-name="P156">PLPRENOM</text:p>
          </table:table-cell>
          <table:table-cell table:style-name="Tableau1.A1" office:value-type="string">
            <text:p text:style-name="P156">VILLE</text:p>
          </table:table-cell>
          <table:table-cell table:style-name="Tableau1.E1" office:value-type="string">
            <text:p text:style-name="P156">SALAIRE</text:p>
          </table:table-cell>
        </table:table-row>
        <table:table-row>
          <table:table-cell table:style-name="Tableau1.A2" office:value-type="string">
            <text:p text:style-name="P113">1</text:p>
          </table:table-cell>
          <table:table-cell table:style-name="Tableau1.A2" office:value-type="string">
            <text:p text:style-name="P113">MIRANDA</text:p>
          </table:table-cell>
          <table:table-cell table:style-name="Tableau1.A2" office:value-type="string">
            <text:p text:style-name="P113">SERGE</text:p>
          </table:table-cell>
          <table:table-cell table:style-name="Tableau1.A2" office:value-type="string">
            <text:p text:style-name="P113">PARIS</text:p>
          </table:table-cell>
          <table:table-cell table:style-name="Tableau1.E2" office:value-type="string">
            <text:p text:style-name="P113">2600</text:p>
          </table:table-cell>
        </table:table-row>
        <table:table-row>
          <table:table-cell table:style-name="Tableau1.A2" office:value-type="string">
            <text:p text:style-name="P113">2</text:p>
          </table:table-cell>
          <table:table-cell table:style-name="Tableau1.A2" office:value-type="string">
            <text:p text:style-name="P113">LETHANH</text:p>
          </table:table-cell>
          <table:table-cell table:style-name="Tableau1.A2" office:value-type="string">
            <text:p text:style-name="P113">NAHN</text:p>
          </table:table-cell>
          <table:table-cell table:style-name="Tableau1.A2" office:value-type="string">
            <text:p text:style-name="P113">TOULOUSE</text:p>
          </table:table-cell>
          <table:table-cell table:style-name="Tableau1.E2" office:value-type="string">
            <text:p text:style-name="P113">2100</text:p>
          </table:table-cell>
        </table:table-row>
        <table:table-row>
          <table:table-cell table:style-name="Tableau1.A2" office:value-type="string">
            <text:p text:style-name="P113">3</text:p>
          </table:table-cell>
          <table:table-cell table:style-name="Tableau1.A2" office:value-type="string">
            <text:p text:style-name="P113">TALADOIRE</text:p>
          </table:table-cell>
          <table:table-cell table:style-name="Tableau1.A2" office:value-type="string">
            <text:p text:style-name="P113">GILLES</text:p>
          </table:table-cell>
          <table:table-cell table:style-name="Tableau1.A2" office:value-type="string">
            <text:p text:style-name="P113">NICE</text:p>
          </table:table-cell>
          <table:table-cell table:style-name="Tableau1.E2" office:value-type="string">
            <text:p text:style-name="P113">1800</text:p>
          </table:table-cell>
        </table:table-row>
        <table:table-row>
          <table:table-cell table:style-name="Tableau1.A2" office:value-type="string">
            <text:p text:style-name="P113">4</text:p>
          </table:table-cell>
          <table:table-cell table:style-name="Tableau1.A2" office:value-type="string">
            <text:p text:style-name="P113">CHARBONNIER</text:p>
          </table:table-cell>
          <table:table-cell table:style-name="Tableau1.A2" office:value-type="string">
            <text:p text:style-name="P113">ANNETTE</text:p>
          </table:table-cell>
          <table:table-cell table:style-name="Tableau1.A2" office:value-type="string">
            <text:p text:style-name="P113">PARIS</text:p>
          </table:table-cell>
          <table:table-cell table:style-name="Tableau1.E2" office:value-type="string">
            <text:p text:style-name="P113">1700</text:p>
          </table:table-cell>
        </table:table-row>
        <table:table-row>
          <table:table-cell table:style-name="Tableau1.A2" office:value-type="string">
            <text:p text:style-name="P113">5</text:p>
          </table:table-cell>
          <table:table-cell table:style-name="Tableau1.A2" office:value-type="string">
            <text:p text:style-name="P113">REY</text:p>
          </table:table-cell>
          <table:table-cell table:style-name="Tableau1.A2" office:value-type="string">
            <text:p text:style-name="P113">CHRISTOPHE</text:p>
          </table:table-cell>
          <table:table-cell table:style-name="Tableau1.A2" office:value-type="string">
            <text:p text:style-name="P113">TOULOUSE</text:p>
          </table:table-cell>
          <table:table-cell table:style-name="Tableau1.E2" office:value-type="string">
            <text:p text:style-name="P113">1900</text:p>
          </table:table-cell>
        </table:table-row>
        <table:table-row>
          <table:table-cell table:style-name="Tableau1.A2" office:value-type="string">
            <text:p text:style-name="P113">6</text:p>
          </table:table-cell>
          <table:table-cell table:style-name="Tableau1.A2" office:value-type="string">
            <text:p text:style-name="P113">CHARBONNIER</text:p>
          </table:table-cell>
          <table:table-cell table:style-name="Tableau1.A2" office:value-type="string">
            <text:p text:style-name="P113">FABIEN</text:p>
          </table:table-cell>
          <table:table-cell table:style-name="Tableau1.A2" office:value-type="string">
            <text:p text:style-name="P113">PARIS</text:p>
          </table:table-cell>
          <table:table-cell table:style-name="Tableau1.E2" office:value-type="string">
            <text:p text:style-name="P113">1800</text:p>
          </table:table-cell>
        </table:table-row>
        <table:table-row>
          <table:table-cell table:style-name="Tableau1.A2" office:value-type="string">
            <text:p text:style-name="P113">7</text:p>
          </table:table-cell>
          <table:table-cell table:style-name="Tableau1.A2" office:value-type="string">
            <text:p text:style-name="P113">PENAULD</text:p>
          </table:table-cell>
          <table:table-cell table:style-name="Tableau1.A2" office:value-type="string">
            <text:p text:style-name="P113">PIERRE</text:p>
          </table:table-cell>
          <table:table-cell table:style-name="Tableau1.A2" office:value-type="string">
            <text:p text:style-name="P113">NICE</text:p>
          </table:table-cell>
          <table:table-cell table:style-name="Tableau1.E2" office:value-type="string">
            <text:p text:style-name="P113">1700</text:p>
          </table:table-cell>
        </table:table-row>
        <table:table-row>
          <table:table-cell table:style-name="Tableau1.A2" office:value-type="string">
            <text:p text:style-name="P113">8</text:p>
          </table:table-cell>
          <table:table-cell table:style-name="Tableau1.A2" office:value-type="string">
            <text:p text:style-name="P113">FOUILHOUX</text:p>
          </table:table-cell>
          <table:table-cell table:style-name="Tableau1.A2" office:value-type="string">
            <text:p text:style-name="P113">PIERRE</text:p>
          </table:table-cell>
          <table:table-cell table:style-name="Tableau1.A2" office:value-type="string">
            <text:p text:style-name="P113">LYON</text:p>
          </table:table-cell>
          <table:table-cell table:style-name="Tableau1.E2" office:value-type="string">
            <text:p text:style-name="P113">1500</text:p>
          </table:table-cell>
        </table:table-row>
        <table:table-row>
          <table:table-cell table:style-name="Tableau1.A2" office:value-type="string">
            <text:p text:style-name="P113">9</text:p>
          </table:table-cell>
          <table:table-cell table:style-name="Tableau1.A2" office:value-type="string">
            <text:p text:style-name="P113">GANNAT</text:p>
          </table:table-cell>
          <table:table-cell table:style-name="Tableau1.A2" office:value-type="string">
            <text:p text:style-name="P113">CHRISTOPHE</text:p>
          </table:table-cell>
          <table:table-cell table:style-name="Tableau1.A2" office:value-type="string">
            <text:p text:style-name="P120"/>
          </table:table-cell>
          <table:table-cell table:style-name="Tableau1.E2" office:value-type="string">
            <text:p text:style-name="P113">1800</text:p>
          </table:table-cell>
        </table:table-row>
        <table:table-row>
          <table:table-cell table:style-name="Tableau1.A2" office:value-type="string">
            <text:p text:style-name="P113">10</text:p>
          </table:table-cell>
          <table:table-cell table:style-name="Tableau1.A2" office:value-type="string">
            <text:p text:style-name="P113">GADAIX</text:p>
          </table:table-cell>
          <table:table-cell table:style-name="Tableau1.A2" office:value-type="string">
            <text:p text:style-name="P113">SONIA</text:p>
          </table:table-cell>
          <table:table-cell table:style-name="Tableau1.A2" office:value-type="string">
            <text:p text:style-name="P113">PARIS</text:p>
          </table:table-cell>
          <table:table-cell table:style-name="Tableau1.E2" office:value-type="string">
            <text:p text:style-name="P113">2000</text:p>
          </table:table-cell>
        </table:table-row>
      </table:table>
      <text:p text:style-name="P54"/>
      <text:p text:style-name="P8"/>
      <text:p text:style-name="P14"/>
      <text:p text:style-name="P14"><text:soft-page-break/><text:span text:style-name="T5">2</text:span>) <text:span text:style-name="T4">Donner le nom et l’adresse des pilotes</text:span>.</text:p>
      <text:p text:style-name="P67"><text:span text:style-name="T3">SQL</text:span>) <text:span text:style-name="T6">SELECT PLNOM, VILLE FROM PILOTE</text:span> ;</text:p>
      <text:p text:style-name="P55"/>
      <text:p text:style-name="P55">R) 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7">PLNOM</text:p>
          </table:table-cell>
          <table:table-cell table:style-name="Tableau2.B1" office:value-type="string">
            <text:p text:style-name="P157">VILLE</text:p>
          </table:table-cell>
        </table:table-row>
        <table:table-row>
          <table:table-cell table:style-name="Tableau2.A2" office:value-type="string">
            <text:p text:style-name="P112">MIRANDA</text:p>
          </table:table-cell>
          <table:table-cell table:style-name="Tableau2.B2" office:value-type="string">
            <text:p text:style-name="P112">PARIS</text:p>
          </table:table-cell>
        </table:table-row>
        <table:table-row>
          <table:table-cell table:style-name="Tableau2.A2" office:value-type="string">
            <text:p text:style-name="P112">LETHANH</text:p>
          </table:table-cell>
          <table:table-cell table:style-name="Tableau2.B2" office:value-type="string">
            <text:p text:style-name="P112">TOULOUSE</text:p>
          </table:table-cell>
        </table:table-row>
        <table:table-row>
          <table:table-cell table:style-name="Tableau2.A2" office:value-type="string">
            <text:p text:style-name="P112">TALADOIRE</text:p>
          </table:table-cell>
          <table:table-cell table:style-name="Tableau2.B2" office:value-type="string">
            <text:p text:style-name="P112">NICE</text:p>
          </table:table-cell>
        </table:table-row>
        <table:table-row>
          <table:table-cell table:style-name="Tableau2.A2" office:value-type="string">
            <text:p text:style-name="P112">CHARBONNIER</text:p>
          </table:table-cell>
          <table:table-cell table:style-name="Tableau2.B2" office:value-type="string">
            <text:p text:style-name="P112">PARIS</text:p>
          </table:table-cell>
        </table:table-row>
        <table:table-row>
          <table:table-cell table:style-name="Tableau2.A2" office:value-type="string">
            <text:p text:style-name="P112">REY</text:p>
          </table:table-cell>
          <table:table-cell table:style-name="Tableau2.B2" office:value-type="string">
            <text:p text:style-name="P112">TOULOUSE</text:p>
          </table:table-cell>
        </table:table-row>
        <table:table-row>
          <table:table-cell table:style-name="Tableau2.A2" office:value-type="string">
            <text:p text:style-name="P112">CHARBONNIER</text:p>
          </table:table-cell>
          <table:table-cell table:style-name="Tableau2.B2" office:value-type="string">
            <text:p text:style-name="P112">PARIS</text:p>
          </table:table-cell>
        </table:table-row>
        <table:table-row>
          <table:table-cell table:style-name="Tableau2.A2" office:value-type="string">
            <text:p text:style-name="P112">PENAULD</text:p>
          </table:table-cell>
          <table:table-cell table:style-name="Tableau2.B2" office:value-type="string">
            <text:p text:style-name="P112">NICE</text:p>
          </table:table-cell>
        </table:table-row>
        <table:table-row>
          <table:table-cell table:style-name="Tableau2.A2" office:value-type="string">
            <text:p text:style-name="P112">FOUILHOUX</text:p>
          </table:table-cell>
          <table:table-cell table:style-name="Tableau2.B2" office:value-type="string">
            <text:p text:style-name="P112">LYON</text:p>
          </table:table-cell>
        </table:table-row>
        <table:table-row>
          <table:table-cell table:style-name="Tableau2.A2" office:value-type="string">
            <text:p text:style-name="P112">GANNAT</text:p>
          </table:table-cell>
          <table:table-cell table:style-name="Tableau2.B2" office:value-type="string">
            <text:p text:style-name="P121"/>
          </table:table-cell>
        </table:table-row>
        <table:table-row>
          <table:table-cell table:style-name="Tableau2.A2" office:value-type="string">
            <text:p text:style-name="P112">GADAIX</text:p>
          </table:table-cell>
          <table:table-cell table:style-name="Tableau2.B2" office:value-type="string">
            <text:p text:style-name="P112">PARIS</text:p>
          </table:table-cell>
        </table:table-row>
      </table:table>
      <text:p text:style-name="P55"/>
      <text:p text:style-name="P55"/>
      <text:p text:style-name="P15"><text:span text:style-name="T7">3</text:span>) <text:span text:style-name="T8">Sélectionner l’identificateur et le nom de chaque pilote</text:span>.</text:p>
      <text:p text:style-name="P67"><text:span text:style-name="T3">SQL</text:span>) <text:span text:style-name="T9">SELECT PLNUM, PLNOM FROM PILOTE</text:span> ;</text:p>
      <text:p text:style-name="P56"/>
      <text:p text:style-name="P56">R) 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8">PLNUM</text:p>
          </table:table-cell>
          <table:table-cell table:style-name="Tableau3.B1" office:value-type="string">
            <text:p text:style-name="P158">PLNOM</text:p>
          </table:table-cell>
        </table:table-row>
        <table:table-row>
          <table:table-cell table:style-name="Tableau3.A2" office:value-type="string">
            <text:p text:style-name="P114">1</text:p>
          </table:table-cell>
          <table:table-cell table:style-name="Tableau3.B2" office:value-type="string">
            <text:p text:style-name="P114">MIRANDA</text:p>
          </table:table-cell>
        </table:table-row>
        <table:table-row>
          <table:table-cell table:style-name="Tableau3.A2" office:value-type="string">
            <text:p text:style-name="P114">2</text:p>
          </table:table-cell>
          <table:table-cell table:style-name="Tableau3.B2" office:value-type="string">
            <text:p text:style-name="P114">LETHANH</text:p>
          </table:table-cell>
        </table:table-row>
        <table:table-row>
          <table:table-cell table:style-name="Tableau3.A2" office:value-type="string">
            <text:p text:style-name="P114">3</text:p>
          </table:table-cell>
          <table:table-cell table:style-name="Tableau3.B2" office:value-type="string">
            <text:p text:style-name="P114">TALADOIRE</text:p>
          </table:table-cell>
        </table:table-row>
        <table:table-row>
          <table:table-cell table:style-name="Tableau3.A2" office:value-type="string">
            <text:p text:style-name="P114">4</text:p>
          </table:table-cell>
          <table:table-cell table:style-name="Tableau3.B2" office:value-type="string">
            <text:p text:style-name="P114">CHARBONNIER</text:p>
          </table:table-cell>
        </table:table-row>
        <table:table-row>
          <table:table-cell table:style-name="Tableau3.A2" office:value-type="string">
            <text:p text:style-name="P114">5</text:p>
          </table:table-cell>
          <table:table-cell table:style-name="Tableau3.B2" office:value-type="string">
            <text:p text:style-name="P114">REY</text:p>
          </table:table-cell>
        </table:table-row>
        <table:table-row>
          <table:table-cell table:style-name="Tableau3.A2" office:value-type="string">
            <text:p text:style-name="P114">6</text:p>
          </table:table-cell>
          <table:table-cell table:style-name="Tableau3.B2" office:value-type="string">
            <text:p text:style-name="P114">CHARBONNIER</text:p>
          </table:table-cell>
        </table:table-row>
        <table:table-row>
          <table:table-cell table:style-name="Tableau3.A2" office:value-type="string">
            <text:p text:style-name="P114">7</text:p>
          </table:table-cell>
          <table:table-cell table:style-name="Tableau3.B2" office:value-type="string">
            <text:p text:style-name="P114">PENAULD</text:p>
          </table:table-cell>
        </table:table-row>
        <table:table-row>
          <table:table-cell table:style-name="Tableau3.A2" office:value-type="string">
            <text:p text:style-name="P114">8</text:p>
          </table:table-cell>
          <table:table-cell table:style-name="Tableau3.B2" office:value-type="string">
            <text:p text:style-name="P114">FOUILHOUX</text:p>
          </table:table-cell>
        </table:table-row>
        <table:table-row>
          <table:table-cell table:style-name="Tableau3.A2" office:value-type="string">
            <text:p text:style-name="P114">9</text:p>
          </table:table-cell>
          <table:table-cell table:style-name="Tableau3.B2" office:value-type="string">
            <text:p text:style-name="P114">GANNAT</text:p>
          </table:table-cell>
        </table:table-row>
        <table:table-row>
          <table:table-cell table:style-name="Tableau3.A2" office:value-type="string">
            <text:p text:style-name="P114">10</text:p>
          </table:table-cell>
          <table:table-cell table:style-name="Tableau3.B2" office:value-type="string">
            <text:p text:style-name="P114">GADAIX</text:p>
          </table:table-cell>
        </table:table-row>
      </table:table>
      <text:p text:style-name="P56"/>
      <text:p text:style-name="P9"/>
      <text:p text:style-name="P16"><text:span text:style-name="T10">4</text:span>) <text:span text:style-name="T10">Quelles sont les villes de départ des différents vols ?</text:span></text:p>
      <text:p text:style-name="P67"><text:span text:style-name="T3">SQL</text:span>) <text:span text:style-name="T11">SELECT DISTINCT VILLEDEP FROM VOL</text:span> ;</text:p>
      <text:p text:style-name="P57"/>
      <text:p text:style-name="P57">R) 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2">VILLEDEP</text:p>
          </table:table-cell>
        </table:table-row>
        <table:table-row>
          <table:table-cell table:style-name="Tableau4.A2" office:value-type="string">
            <text:p text:style-name="P115">T<text:span text:style-name="T12">OULOUSE</text:span></text:p>
          </table:table-cell>
        </table:table-row>
        <table:table-row>
          <table:table-cell table:style-name="Tableau4.A2" office:value-type="string">
            <text:p text:style-name="P122">LYON</text:p>
          </table:table-cell>
        </table:table-row>
        <table:table-row>
          <table:table-cell table:style-name="Tableau4.A2" office:value-type="string">
            <text:p text:style-name="P122">NICE</text:p>
          </table:table-cell>
        </table:table-row>
        <table:table-row>
          <table:table-cell table:style-name="Tableau4.A2" office:value-type="string">
            <text:p text:style-name="P122">PARIS</text:p>
          </table:table-cell>
        </table:table-row>
        <table:table-row>
          <table:table-cell table:style-name="Tableau4.A2" office:value-type="string">
            <text:p text:style-name="P122">NANTES</text:p>
          </table:table-cell>
        </table:table-row>
        <table:table-row>
          <table:table-cell table:style-name="Tableau4.A2" office:value-type="string">
            <text:p text:style-name="P122">LENS</text:p>
          </table:table-cell>
        </table:table-row>
      </table:table>
      <text:p text:style-name="P57"/>
      <text:p text:style-name="P17"><text:soft-page-break/><text:span text:style-name="T13">5</text:span>) <text:span text:style-name="T13">Sélectionner les noms des pilotes habitant Paris</text:span></text:p>
      <text:p text:style-name="P67"><text:span text:style-name="T3">SQL</text:span>) <text:span text:style-name="T14">SELECT DISTINCT PLNOM FROM PILOTE WHERE VILLE='PARIS';</text:span></text:p>
      <text:p text:style-name="P58"/>
      <text:p text:style-name="P58">R) 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73">PLNOM</text:p>
          </table:table-cell>
        </table:table-row>
        <table:table-row>
          <table:table-cell table:style-name="Tableau5.A2" office:value-type="string">
            <text:p text:style-name="P123">CHARBONNIER</text:p>
          </table:table-cell>
        </table:table-row>
        <table:table-row>
          <table:table-cell table:style-name="Tableau5.A2" office:value-type="string">
            <text:p text:style-name="P123">GADAIX</text:p>
          </table:table-cell>
        </table:table-row>
        <table:table-row>
          <table:table-cell table:style-name="Tableau5.A2" office:value-type="string">
            <text:p text:style-name="P123">MIRANDA</text:p>
          </table:table-cell>
        </table:table-row>
      </table:table>
      <text:p text:style-name="P58"/>
      <text:p text:style-name="P58"/>
      <text:p text:style-name="P18"><text:span text:style-name="T15">6</text:span>) <text:span text:style-name="T16">Sélectionner les noms des pilotes gagnant plus de 2500€.</text:span></text:p>
      <text:p text:style-name="P67"><text:span text:style-name="T3">SQL</text:span>) <text:span text:style-name="T17">SELECT DISTINCT PLNOM FROM PILOTE WHERE SALAIRE&gt;=2500;</text:span></text:p>
      <text:p text:style-name="P59"/>
      <text:p text:style-name="P59">R) 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74">PLNOM</text:p>
          </table:table-cell>
        </table:table-row>
        <table:table-row>
          <table:table-cell table:style-name="Tableau6.A2" office:value-type="string">
            <text:p text:style-name="P124">MIRANDA</text:p>
          </table:table-cell>
        </table:table-row>
      </table:table>
      <text:p text:style-name="P59"/>
      <text:p text:style-name="P59"/>
      <text:p text:style-name="P19"><text:span text:style-name="T18">7</text:span>) <text:span text:style-name="T20">Quels sont les noms des pilotes dont l’adresse est inconnue ?</text:span></text:p>
      <text:p text:style-name="P67"><text:span text:style-name="T3">SQL</text:span>) <text:span text:style-name="T19">SELECT DISTINCT PLNOM FROM PILOTE WHERE VILLE IS NULL;</text:span></text:p>
      <text:p text:style-name="P60"/>
      <text:p text:style-name="P60">R) 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75">PLNOM</text:p>
          </table:table-cell>
        </table:table-row>
        <table:table-row>
          <table:table-cell table:style-name="Tableau7.A2" office:value-type="string">
            <text:p text:style-name="P125">GANNAT</text:p>
          </table:table-cell>
        </table:table-row>
      </table:table>
      <text:p text:style-name="P60"/>
      <text:p text:style-name="P60"/>
      <text:p text:style-name="P20"><text:span text:style-name="T21">8</text:span>) <text:span text:style-name="T21">Sélectionner les avions de nom A310, A320, A330, A340.</text:span></text:p>
      <text:p text:style-name="P67"><text:span text:style-name="T3">SQL</text:span>) </text:p>
      <text:p text:style-name="P67"><text:span text:style-name="T22">SELECT * FROM AVION WHERE AVNOM='A310' OR AVNOM='A320' OR AVNOM='A330' OR AVNOM='A340';</text:span></text:p>
      <text:p text:style-name="P61"/>
      <text:p text:style-name="P61">R) </text:p>
      <table:table table:name="Tableau9" table:style-name="Tableau9">
        <table:table-column table:style-name="Tableau9.A" table:number-columns-repeated="4"/>
        <table:table-row>
          <table:table-cell table:style-name="Tableau9.A1" office:value-type="string">
            <text:p text:style-name="P178">AVNUM</text:p>
          </table:table-cell>
          <table:table-cell table:style-name="Tableau9.A1" office:value-type="string">
            <text:p text:style-name="P178">AVNOM</text:p>
          </table:table-cell>
          <table:table-cell table:style-name="Tableau9.A1" office:value-type="string">
            <text:p text:style-name="P178">CAPACITE</text:p>
          </table:table-cell>
          <table:table-cell table:style-name="Tableau9.D1" office:value-type="string">
            <text:p text:style-name="P178">LOCALISATION</text:p>
          </table:table-cell>
        </table:table-row>
        <table:table-row>
          <table:table-cell table:style-name="Tableau9.A2" office:value-type="string">
            <text:p text:style-name="P127">2</text:p>
          </table:table-cell>
          <table:table-cell table:style-name="Tableau9.A2" office:value-type="string">
            <text:p text:style-name="P127">A310</text:p>
          </table:table-cell>
          <table:table-cell table:style-name="Tableau9.A2" office:value-type="string">
            <text:p text:style-name="P127">300</text:p>
          </table:table-cell>
          <table:table-cell table:style-name="Tableau9.D2" office:value-type="string">
            <text:p text:style-name="P127">NICE</text:p>
          </table:table-cell>
        </table:table-row>
        <table:table-row>
          <table:table-cell table:style-name="Tableau9.A2" office:value-type="string">
            <text:p text:style-name="P127">8</text:p>
          </table:table-cell>
          <table:table-cell table:style-name="Tableau9.A2" office:value-type="string">
            <text:p text:style-name="P127">A310</text:p>
          </table:table-cell>
          <table:table-cell table:style-name="Tableau9.A2" office:value-type="string">
            <text:p text:style-name="P127">300</text:p>
          </table:table-cell>
          <table:table-cell table:style-name="Tableau9.D2" office:value-type="string">
            <text:p text:style-name="P127">TOULOUSE</text:p>
          </table:table-cell>
        </table:table-row>
      </table:table>
      <text:p text:style-name="P61"/>
      <text:p text:style-name="P60"/>
      <text:p text:style-name="P21"><text:span text:style-name="T24">9</text:span>) <text:span text:style-name="T25">Quels sont les noms des pilotes gagnant entre 2000 et 2500€</text:span></text:p>
      <text:p text:style-name="P68"><text:span text:style-name="T3">SQL</text:span>) </text:p>
      <text:p text:style-name="P68"><text:span text:style-name="T26">SELECT DISTINCT PLNOM FROM PILOTE WHERE 2000 &lt;= SALAIRE AND SALAIRE &lt;= 2500;</text:span></text:p>
      <text:p text:style-name="P62"/>
      <text:p text:style-name="P62">R) 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76">PLNOM</text:p>
          </table:table-cell>
        </table:table-row>
        <table:table-row>
          <table:table-cell table:style-name="Tableau10.A2" office:value-type="string">
            <text:p text:style-name="P126">GA<text:span text:style-name="T27">DAIX</text:span></text:p>
          </table:table-cell>
        </table:table-row>
        <table:table-row>
          <table:table-cell table:style-name="Tableau10.A2" office:value-type="string">
            <text:p text:style-name="P128">LETHANH</text:p>
          </table:table-cell>
        </table:table-row>
      </table:table>
      <text:p text:style-name="P62"/>
      <text:p text:style-name="P60"/>
      <text:p text:style-name="P22"><text:span text:style-name="T28">10</text:span>) <text:span text:style-name="T28">Quelles sont les capacités des avions de type Airbus ?</text:span></text:p>
      <text:p text:style-name="P64"><text:span text:style-name="T3">SQL</text:span>) <text:span text:style-name="T28">SELECT DISTINCT CAPACITE FROM AVION WHERE AVNOM LIKE 'A%';</text:span></text:p>
      <text:p text:style-name="P63"/>
      <text:p text:style-name="P63"/>
      <text:p text:style-name="P63"/>
      <text:p text:style-name="P63"/>
      <text:p text:style-name="P63"><text:soft-page-break/></text:p>
      <text:p text:style-name="P63">R) 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81">CAPACITE</text:p>
          </table:table-cell>
        </table:table-row>
        <table:table-row>
          <table:table-cell table:style-name="Tableau11.A2" office:value-type="string">
            <text:p text:style-name="P129">280</text:p>
          </table:table-cell>
        </table:table-row>
        <table:table-row>
          <table:table-cell table:style-name="Tableau11.A2" office:value-type="string">
            <text:p text:style-name="P129">300</text:p>
          </table:table-cell>
        </table:table-row>
      </table:table>
      <text:p text:style-name="P63"/>
      <text:p text:style-name="P63"/>
      <text:p text:style-name="P23"><text:span text:style-name="T29">11</text:span>) <text:span text:style-name="T29">Quels sont les noms des avions différents de A310, A320, A330, A340 ?</text:span></text:p>
      <text:p text:style-name="P67"><text:span text:style-name="T3">SQL</text:span>) </text:p>
      <text:p text:style-name="P67"><text:span text:style-name="T30">SELECT DISTINCT AVNOM FROM AVION WHERE AVNOM&lt;&gt;'A310' AND AVNOM&lt;&gt;'A320' AND AVNOM&lt;&gt;'A330' AND AVNOM&lt;&gt;'A340';</text:span></text:p>
      <text:p text:style-name="P65"/>
      <text:p text:style-name="P65">R) 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77"><text:span text:style-name="T31">AV</text:span>NOM</text:p>
          </table:table-cell>
        </table:table-row>
        <table:table-row>
          <table:table-cell table:style-name="Tableau12.A2" office:value-type="string">
            <text:p text:style-name="P130">A300</text:p>
          </table:table-cell>
        </table:table-row>
        <table:table-row>
          <table:table-cell table:style-name="Tableau12.A2" office:value-type="string">
            <text:p text:style-name="P130">B747</text:p>
          </table:table-cell>
        </table:table-row>
        <table:table-row>
          <table:table-cell table:style-name="Tableau12.A2" office:value-type="string">
            <text:p text:style-name="P130">MERCURE</text:p>
          </table:table-cell>
        </table:table-row>
        <table:table-row>
          <table:table-cell table:style-name="Tableau12.A2" office:value-type="string">
            <text:p text:style-name="P130">B707</text:p>
          </table:table-cell>
        </table:table-row>
        <table:table-row>
          <table:table-cell table:style-name="Tableau12.A2" office:value-type="string">
            <text:p text:style-name="P130">CONCORDE</text:p>
          </table:table-cell>
        </table:table-row>
      </table:table>
      <text:p text:style-name="P65"/>
      <text:p text:style-name="P65"/>
      <text:p text:style-name="P65"/>
      <text:p text:style-name="P65"/>
      <text:p text:style-name="P24"><text:span text:style-name="T29">12</text:span>) <text:span text:style-name="T32">Quels sont les vols au départ de Nice desservant Paris ?</text:span></text:p>
      <text:p text:style-name="P69"><text:span text:style-name="T3">SQL</text:span>) <text:span text:style-name="T33">SELECT * FROM VOL WHERE VILLEDEP='NICE' AND VILLEARR='PARIS';</text:span></text:p>
      <text:p text:style-name="P66"/>
      <text:p text:style-name="P66">R) </text:p>
      <table:table table:name="Tableau13" table:style-name="Tableau13">
        <table:table-column table:style-name="Tableau13.A" table:number-columns-repeated="7"/>
        <table:table-row>
          <table:table-cell table:style-name="Tableau13.A1" office:value-type="string">
            <text:p text:style-name="P182">VOLNUM</text:p>
          </table:table-cell>
          <table:table-cell table:style-name="Tableau13.A1" office:value-type="string">
            <text:p text:style-name="P184">P<text:span text:style-name="T34">LNUM</text:span></text:p>
          </table:table-cell>
          <table:table-cell table:style-name="Tableau13.A1" office:value-type="string">
            <text:p text:style-name="P182">AVNUM</text:p>
          </table:table-cell>
          <table:table-cell table:style-name="Tableau13.A1" office:value-type="string">
            <text:p text:style-name="P182">VILLEDEP</text:p>
          </table:table-cell>
          <table:table-cell table:style-name="Tableau13.A1" office:value-type="string">
            <text:p text:style-name="P182">VILLEARR</text:p>
          </table:table-cell>
          <table:table-cell table:style-name="Tableau13.A1" office:value-type="string">
            <text:p text:style-name="P182">HEUREDEP</text:p>
          </table:table-cell>
          <table:table-cell table:style-name="Tableau13.G1" office:value-type="string">
            <text:p text:style-name="P182">HEUREARR</text:p>
          </table:table-cell>
        </table:table-row>
        <table:table-row>
          <table:table-cell table:style-name="Tableau13.A2" office:value-type="string">
            <text:p text:style-name="P131">107</text:p>
          </table:table-cell>
          <table:table-cell table:style-name="Tableau13.A2" office:value-type="string">
            <text:p text:style-name="P131">8</text:p>
          </table:table-cell>
          <table:table-cell table:style-name="Tableau13.A2" office:value-type="string">
            <text:p text:style-name="P131">4</text:p>
          </table:table-cell>
          <table:table-cell table:style-name="Tableau13.A2" office:value-type="string">
            <text:p text:style-name="P131">NICE</text:p>
          </table:table-cell>
          <table:table-cell table:style-name="Tableau13.A2" office:value-type="string">
            <text:p text:style-name="P131">PARIS</text:p>
          </table:table-cell>
          <table:table-cell table:style-name="Tableau13.A2" office:value-type="string">
            <text:p text:style-name="P131">0715</text:p>
          </table:table-cell>
          <table:table-cell table:style-name="Tableau13.G2" office:value-type="string">
            <text:p text:style-name="P131">0845</text:p>
          </table:table-cell>
        </table:table-row>
        <table:table-row>
          <table:table-cell table:style-name="Tableau13.A2" office:value-type="string">
            <text:p text:style-name="P131">109</text:p>
          </table:table-cell>
          <table:table-cell table:style-name="Tableau13.A2" office:value-type="string">
            <text:p text:style-name="P131">8</text:p>
          </table:table-cell>
          <table:table-cell table:style-name="Tableau13.A2" office:value-type="string">
            <text:p text:style-name="P131">2</text:p>
          </table:table-cell>
          <table:table-cell table:style-name="Tableau13.A2" office:value-type="string">
            <text:p text:style-name="P131">NICE</text:p>
          </table:table-cell>
          <table:table-cell table:style-name="Tableau13.A2" office:value-type="string">
            <text:p text:style-name="P131">PARIS</text:p>
          </table:table-cell>
          <table:table-cell table:style-name="Tableau13.A2" office:value-type="string">
            <text:p text:style-name="P131">1215</text:p>
          </table:table-cell>
          <table:table-cell table:style-name="Tableau13.G2" office:value-type="string">
            <text:p text:style-name="P131">1345</text:p>
          </table:table-cell>
        </table:table-row>
      </table:table>
      <text:p text:style-name="P63"/>
      <text:p text:style-name="P63"/>
      <text:p text:style-name="P25"><text:span text:style-name="T29">13</text:span>) <text:span text:style-name="T36">Quels sont les vols au départ d’une ville et dont l’heure d’arrivée est inférieure</text:span></text:p>
      <text:p text:style-name="P47">à une certaine heure (à saisir par l’utilisateur) ?</text:p>
      <text:p text:style-name="P70"><text:span text:style-name="T3">SQL</text:span>) <text:span text:style-name="T35">SELECT * FROM VOL WHERE HEUREARR &lt;= &amp;VAL;</text:span></text:p>
      <text:p text:style-name="P70"/>
      <text:p text:style-name="P70">R) <text:span text:style-name="T35">Avec VAL = ‘1400’</text:span></text:p>
      <table:table table:name="Tableau14" table:style-name="Tableau14">
        <table:table-column table:style-name="Tableau14.A" table:number-columns-repeated="7"/>
        <table:table-row>
          <table:table-cell table:style-name="Tableau14.A1" office:value-type="string">
            <text:p text:style-name="P183">VOLNUM</text:p>
          </table:table-cell>
          <table:table-cell table:style-name="Tableau14.A1" office:value-type="string">
            <text:p text:style-name="P185">P<text:span text:style-name="T34">LNUM</text:span></text:p>
          </table:table-cell>
          <table:table-cell table:style-name="Tableau14.A1" office:value-type="string">
            <text:p text:style-name="P183">AVNUM</text:p>
          </table:table-cell>
          <table:table-cell table:style-name="Tableau14.A1" office:value-type="string">
            <text:p text:style-name="P183">VILLEDEP</text:p>
          </table:table-cell>
          <table:table-cell table:style-name="Tableau14.A1" office:value-type="string">
            <text:p text:style-name="P183">VILLEARR</text:p>
          </table:table-cell>
          <table:table-cell table:style-name="Tableau14.A1" office:value-type="string">
            <text:p text:style-name="P183">HEUREDEP</text:p>
          </table:table-cell>
          <table:table-cell table:style-name="Tableau14.G1" office:value-type="string">
            <text:p text:style-name="P183">HEUREARR</text:p>
          </table:table-cell>
        </table:table-row>
        <table:table-row>
          <table:table-cell table:style-name="Tableau14.A2" office:value-type="string">
            <text:p text:style-name="P132">100</text:p>
          </table:table-cell>
          <table:table-cell table:style-name="Tableau14.A2" office:value-type="string">
            <text:p text:style-name="P132">1</text:p>
          </table:table-cell>
          <table:table-cell table:style-name="Tableau14.A2" office:value-type="string">
            <text:p text:style-name="P132">1</text:p>
          </table:table-cell>
          <table:table-cell table:style-name="Tableau14.A2" office:value-type="string">
            <text:p text:style-name="P132">NICE</text:p>
          </table:table-cell>
          <table:table-cell table:style-name="Tableau14.A2" office:value-type="string">
            <text:p text:style-name="P132">TOULOUSE</text:p>
          </table:table-cell>
          <table:table-cell table:style-name="Tableau14.A2" office:value-type="string">
            <text:p text:style-name="P132">1100</text:p>
          </table:table-cell>
          <table:table-cell table:style-name="Tableau14.G2" office:value-type="string">
            <text:p text:style-name="P132">1230</text:p>
          </table:table-cell>
        </table:table-row>
        <table:table-row>
          <table:table-cell table:style-name="Tableau14.A2" office:value-type="string">
            <text:p text:style-name="P132">104</text:p>
          </table:table-cell>
          <table:table-cell table:style-name="Tableau14.A2" office:value-type="string">
            <text:p text:style-name="P132">9</text:p>
          </table:table-cell>
          <table:table-cell table:style-name="Tableau14.A2" office:value-type="string">
            <text:p text:style-name="P132">1</text:p>
          </table:table-cell>
          <table:table-cell table:style-name="Tableau14.A2" office:value-type="string">
            <text:p text:style-name="P132">PARIS</text:p>
          </table:table-cell>
          <table:table-cell table:style-name="Tableau14.A2" office:value-type="string">
            <text:p text:style-name="P132">NICE</text:p>
          </table:table-cell>
          <table:table-cell table:style-name="Tableau14.A2" office:value-type="string">
            <text:p text:style-name="P132">0645</text:p>
          </table:table-cell>
          <table:table-cell table:style-name="Tableau14.G2" office:value-type="string">
            <text:p text:style-name="P132">0815</text:p>
          </table:table-cell>
        </table:table-row>
        <table:table-row>
          <table:table-cell table:style-name="Tableau14.A2" office:value-type="string">
            <text:p text:style-name="P132">105</text:p>
          </table:table-cell>
          <table:table-cell table:style-name="Tableau14.A2" office:value-type="string">
            <text:p text:style-name="P132">10</text:p>
          </table:table-cell>
          <table:table-cell table:style-name="Tableau14.A2" office:value-type="string">
            <text:p text:style-name="P132">2</text:p>
          </table:table-cell>
          <table:table-cell table:style-name="Tableau14.A2" office:value-type="string">
            <text:p text:style-name="P132">LYON</text:p>
          </table:table-cell>
          <table:table-cell table:style-name="Tableau14.A2" office:value-type="string">
            <text:p text:style-name="P132">NICE</text:p>
          </table:table-cell>
          <table:table-cell table:style-name="Tableau14.A2" office:value-type="string">
            <text:p text:style-name="P132">1100</text:p>
          </table:table-cell>
          <table:table-cell table:style-name="Tableau14.G2" office:value-type="string">
            <text:p text:style-name="P132">1200</text:p>
          </table:table-cell>
        </table:table-row>
        <table:table-row>
          <table:table-cell table:style-name="Tableau14.A2" office:value-type="string">
            <text:p text:style-name="P134">106</text:p>
          </table:table-cell>
          <table:table-cell table:style-name="Tableau14.A2" office:value-type="string">
            <text:p text:style-name="P134">1</text:p>
          </table:table-cell>
          <table:table-cell table:style-name="Tableau14.A2" office:value-type="string">
            <text:p text:style-name="P134">4</text:p>
          </table:table-cell>
          <table:table-cell table:style-name="Tableau14.A2" office:value-type="string">
            <text:p text:style-name="P133">PARIS</text:p>
          </table:table-cell>
          <table:table-cell table:style-name="Tableau14.A2" office:value-type="string">
            <text:p text:style-name="P133">LYON</text:p>
          </table:table-cell>
          <table:table-cell table:style-name="Tableau14.A2" office:value-type="string">
            <text:p text:style-name="P135">0800</text:p>
          </table:table-cell>
          <table:table-cell table:style-name="Tableau14.G2" office:value-type="string">
            <text:p text:style-name="P135">0900</text:p>
          </table:table-cell>
        </table:table-row>
        <table:table-row>
          <table:table-cell table:style-name="Tableau14.A2" office:value-type="string">
            <text:p text:style-name="P134">107</text:p>
          </table:table-cell>
          <table:table-cell table:style-name="Tableau14.A2" office:value-type="string">
            <text:p text:style-name="P134">8</text:p>
          </table:table-cell>
          <table:table-cell table:style-name="Tableau14.A2" office:value-type="string">
            <text:p text:style-name="P134">4</text:p>
          </table:table-cell>
          <table:table-cell table:style-name="Tableau14.A2" office:value-type="string">
            <text:p text:style-name="P132">NICE</text:p>
          </table:table-cell>
          <table:table-cell table:style-name="Tableau14.A2" office:value-type="string">
            <text:p text:style-name="P133">PARIS</text:p>
          </table:table-cell>
          <table:table-cell table:style-name="Tableau14.A2" office:value-type="string">
            <text:p text:style-name="P135">0715</text:p>
          </table:table-cell>
          <table:table-cell table:style-name="Tableau14.G2" office:value-type="string">
            <text:p text:style-name="P135">0845</text:p>
          </table:table-cell>
        </table:table-row>
        <table:table-row>
          <table:table-cell table:style-name="Tableau14.A2" office:value-type="string">
            <text:p text:style-name="P134">109</text:p>
          </table:table-cell>
          <table:table-cell table:style-name="Tableau14.A2" office:value-type="string">
            <text:p text:style-name="P134">8</text:p>
          </table:table-cell>
          <table:table-cell table:style-name="Tableau14.A2" office:value-type="string">
            <text:p text:style-name="P134">2</text:p>
          </table:table-cell>
          <table:table-cell table:style-name="Tableau14.A2" office:value-type="string">
            <text:p text:style-name="P132">NICE</text:p>
          </table:table-cell>
          <table:table-cell table:style-name="Tableau14.A2" office:value-type="string">
            <text:p text:style-name="P133">PARIS</text:p>
          </table:table-cell>
          <table:table-cell table:style-name="Tableau14.A2" office:value-type="string">
            <text:p text:style-name="P135">1215</text:p>
          </table:table-cell>
          <table:table-cell table:style-name="Tableau14.G2" office:value-type="string">
            <text:p text:style-name="P135">1345</text:p>
          </table:table-cell>
        </table:table-row>
        <table:table-row>
          <table:table-cell table:style-name="Tableau14.A2" office:value-type="string">
            <text:p text:style-name="P134">112</text:p>
          </table:table-cell>
          <table:table-cell table:style-name="Tableau14.A2" office:value-type="string">
            <text:p text:style-name="P134">4</text:p>
          </table:table-cell>
          <table:table-cell table:style-name="Tableau14.A2" office:value-type="string">
            <text:p text:style-name="P134">5</text:p>
          </table:table-cell>
          <table:table-cell table:style-name="Tableau14.A2" office:value-type="string">
            <text:p text:style-name="P132">NICE</text:p>
          </table:table-cell>
          <table:table-cell table:style-name="Tableau14.A2" office:value-type="string">
            <text:p text:style-name="P134">LENS</text:p>
          </table:table-cell>
          <table:table-cell table:style-name="Tableau14.A2" office:value-type="string">
            <text:p text:style-name="P135">1100</text:p>
          </table:table-cell>
          <table:table-cell table:style-name="Tableau14.G2" office:value-type="string">
            <text:p text:style-name="P135">1400</text:p>
          </table:table-cell>
        </table:table-row>
      </table:table>
      <text:p text:style-name="P70"/>
      <text:p text:style-name="P70"/>
      <text:p text:style-name="P26"><text:span text:style-name="T38">14</text:span>) <text:span text:style-name="T38">Quel est le salaire moyen des pilotes parisiens ?</text:span></text:p>
      <text:p text:style-name="P71"><text:span text:style-name="T3">SQL</text:span>) <text:span text:style-name="T37">SELECT AVG(SALAIRE) FROM PILOTE WHERE VILLE = 'PARIS';</text:span></text:p>
      <text:p text:style-name="P71"/>
      <text:p text:style-name="P71"><text:soft-page-break/>R) 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86">AVG(SALAIRE)</text:p>
          </table:table-cell>
        </table:table-row>
        <table:table-row>
          <table:table-cell table:style-name="Tableau15.A2" office:value-type="string">
            <text:p text:style-name="P136">2025</text:p>
          </table:table-cell>
        </table:table-row>
      </table:table>
      <text:p text:style-name="P71"/>
      <text:p text:style-name="P63"/>
      <text:p text:style-name="P27"><text:span text:style-name="T38">15</text:span>) <text:span text:style-name="T39">Quel est le nombre de vols au départ de Paris ?</text:span></text:p>
      <text:p text:style-name="P73"><text:span text:style-name="T3">SQL</text:span>) <text:span text:style-name="T40">SELECT COUNT(*) FROM VOL WHERE VILLEDEP='PARIS';</text:span></text:p>
      <text:p text:style-name="P72"/>
      <text:p text:style-name="P72">R) 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87">COUNT(*)</text:p>
          </table:table-cell>
        </table:table-row>
        <table:table-row>
          <table:table-cell table:style-name="Tableau16.A2" office:value-type="string">
            <text:p text:style-name="P137">6</text:p>
          </table:table-cell>
        </table:table-row>
      </table:table>
      <text:p text:style-name="P72"/>
      <text:p text:style-name="P72"/>
      <text:p text:style-name="P28"><text:span text:style-name="T38">16</text:span>) <text:span text:style-name="T41">Quels sont les noms des pilotes effectuant des vols au départ de Paris sur des Airbus ?</text:span></text:p>
      <text:p text:style-name="P75"><text:span text:style-name="T3">SQL</text:span>) <text:span text:style-name="T42">SELECT PLNOM FROM PILOTE WHERE PLNUM IN (</text:span></text:p>
      <text:p text:style-name="P75"><text:span text:style-name="T42"><text:s text:c="7"/>SELECT PLNUM FROM VOL WHERE VILLEDEP='PARIS' AND AVNUM IN (</text:span></text:p>
      <text:p text:style-name="P75"><text:span text:style-name="T42"><text:s text:c="9"/>SELECT DISTINCT AVNUM FROM AVION WHERE AVNOM LIKE 'A%'));</text:span></text:p>
      <text:p text:style-name="P74"/>
      <text:p text:style-name="P74">R) 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88">PLNOM</text:p>
          </table:table-cell>
        </table:table-row>
        <table:table-row>
          <table:table-cell table:style-name="Tableau17.A2" office:value-type="string">
            <text:p text:style-name="P138">MIRANDA</text:p>
          </table:table-cell>
        </table:table-row>
        <table:table-row>
          <table:table-cell table:style-name="Tableau17.A2" office:value-type="string">
            <text:p text:style-name="P138">GANNAT</text:p>
          </table:table-cell>
        </table:table-row>
      </table:table>
      <text:p text:style-name="P74"/>
      <text:p text:style-name="P72"/>
      <text:p text:style-name="P29"><text:span text:style-name="T43">17</text:span>) <text:span text:style-name="T44">Quels sont les avions localisés dans la même ville que l’avion numéro 3 ?</text:span></text:p>
      <text:p text:style-name="P76"><text:span text:style-name="T3">SQL</text:span>) </text:p>
      <text:p text:style-name="P77"><text:span text:style-name="T23">SELECT * FROM AVION WHERE LOCALISATION = (SELECT LOCALISATION FROM AVION WHERE AVNUM = 3)</text:span><text:span text:style-name="T22">;</text:span></text:p>
      <text:p text:style-name="P76"/>
      <text:p text:style-name="P76">R) </text:p>
      <table:table table:name="Tableau18" table:style-name="Tableau18">
        <table:table-column table:style-name="Tableau18.A" table:number-columns-repeated="4"/>
        <table:table-row>
          <table:table-cell table:style-name="Tableau18.A1" office:value-type="string">
            <text:p text:style-name="P179">AVNUM</text:p>
          </table:table-cell>
          <table:table-cell table:style-name="Tableau18.A1" office:value-type="string">
            <text:p text:style-name="P179">AVNOM</text:p>
          </table:table-cell>
          <table:table-cell table:style-name="Tableau18.A1" office:value-type="string">
            <text:p text:style-name="P179">CAPACITE</text:p>
          </table:table-cell>
          <table:table-cell table:style-name="Tableau18.D1" office:value-type="string">
            <text:p text:style-name="P179">LOCALISATION</text:p>
          </table:table-cell>
        </table:table-row>
        <table:table-row>
          <table:table-cell table:style-name="Tableau18.A2" office:value-type="string">
            <text:p text:style-name="P140">3</text:p>
          </table:table-cell>
          <table:table-cell table:style-name="Tableau18.A2" office:value-type="string">
            <text:p text:style-name="P140">B707</text:p>
          </table:table-cell>
          <table:table-cell table:style-name="Tableau18.A2" office:value-type="string">
            <text:p text:style-name="P140">250</text:p>
          </table:table-cell>
          <table:table-cell table:style-name="Tableau18.D2" office:value-type="string">
            <text:p text:style-name="P140">PARIS</text:p>
          </table:table-cell>
        </table:table-row>
        <table:table-row>
          <table:table-cell table:style-name="Tableau18.A2" office:value-type="string">
            <text:p text:style-name="P140">6</text:p>
          </table:table-cell>
          <table:table-cell table:style-name="Tableau18.A2" office:value-type="string">
            <text:p text:style-name="P140">B747</text:p>
          </table:table-cell>
          <table:table-cell table:style-name="Tableau18.A2" office:value-type="string">
            <text:p text:style-name="P140">460</text:p>
          </table:table-cell>
          <table:table-cell table:style-name="Tableau18.D2" office:value-type="string">
            <text:p text:style-name="P140">PARIS</text:p>
          </table:table-cell>
        </table:table-row>
        <table:table-row>
          <table:table-cell table:style-name="Tableau18.A2" office:value-type="string">
            <text:p text:style-name="P140">7</text:p>
          </table:table-cell>
          <table:table-cell table:style-name="Tableau18.A2" office:value-type="string">
            <text:p text:style-name="P140">B707</text:p>
          </table:table-cell>
          <table:table-cell table:style-name="Tableau18.A2" office:value-type="string">
            <text:p text:style-name="P140">250</text:p>
          </table:table-cell>
          <table:table-cell table:style-name="Tableau18.D2" office:value-type="string">
            <text:p text:style-name="P140">PARIS</text:p>
          </table:table-cell>
        </table:table-row>
        <table:table-row>
          <table:table-cell table:style-name="Tableau18.A2" office:value-type="string">
            <text:p text:style-name="P140">10</text:p>
          </table:table-cell>
          <table:table-cell table:style-name="Tableau18.A2" office:value-type="string">
            <text:p text:style-name="P140">CONCORDE</text:p>
          </table:table-cell>
          <table:table-cell table:style-name="Tableau18.A2" office:value-type="string">
            <text:p text:style-name="P140">160</text:p>
          </table:table-cell>
          <table:table-cell table:style-name="Tableau18.D2" office:value-type="string">
            <text:p text:style-name="P140">PARIS</text:p>
          </table:table-cell>
        </table:table-row>
      </table:table>
      <text:p text:style-name="P76"/>
      <text:p text:style-name="P72"/>
      <text:p text:style-name="P31">1<text:span text:style-name="T45">8</text:span>) <text:span text:style-name="T46">Quels sont les pilotes dont le salaire est plus élevé que le salaire moyen des</text:span></text:p>
      <text:p text:style-name="P31"><text:span text:style-name="T46">pilotes ?</text:span></text:p>
      <text:p text:style-name="P79"><text:span text:style-name="T3">SQL</text:span>) <text:span text:style-name="T47">SELECT * FROM PILOTE WHERE SALAIRE &gt;= (SELECT AVG(SALAIRE) FROM PILOTE)</text:span>;</text:p>
      <text:p text:style-name="P78"/>
      <text:p text:style-name="P78">R) </text:p>
      <table:table table:name="Tableau19" table:style-name="Tableau19">
        <table:table-column table:style-name="Tableau19.A" table:number-columns-repeated="5"/>
        <table:table-row>
          <table:table-cell table:style-name="Tableau19.A1" office:value-type="string">
            <text:p text:style-name="P159">PLNUM</text:p>
          </table:table-cell>
          <table:table-cell table:style-name="Tableau19.A1" office:value-type="string">
            <text:p text:style-name="P159">PLNOM</text:p>
          </table:table-cell>
          <table:table-cell table:style-name="Tableau19.A1" office:value-type="string">
            <text:p text:style-name="P159">PLPRENOM</text:p>
          </table:table-cell>
          <table:table-cell table:style-name="Tableau19.A1" office:value-type="string">
            <text:p text:style-name="P159">VILLE</text:p>
          </table:table-cell>
          <table:table-cell table:style-name="Tableau19.E1" office:value-type="string">
            <text:p text:style-name="P159">SALAIRE</text:p>
          </table:table-cell>
        </table:table-row>
        <table:table-row>
          <table:table-cell table:style-name="Tableau19.A2" office:value-type="string">
            <text:p text:style-name="P116">1</text:p>
          </table:table-cell>
          <table:table-cell table:style-name="Tableau19.A2" office:value-type="string">
            <text:p text:style-name="P116">MIRANDA</text:p>
          </table:table-cell>
          <table:table-cell table:style-name="Tableau19.A2" office:value-type="string">
            <text:p text:style-name="P116">SERGE</text:p>
          </table:table-cell>
          <table:table-cell table:style-name="Tableau19.A2" office:value-type="string">
            <text:p text:style-name="P116">PARIS</text:p>
          </table:table-cell>
          <table:table-cell table:style-name="Tableau19.E2" office:value-type="string">
            <text:p text:style-name="P116">2600</text:p>
          </table:table-cell>
        </table:table-row>
        <table:table-row>
          <table:table-cell table:style-name="Tableau19.A2" office:value-type="string">
            <text:p text:style-name="P116">2</text:p>
          </table:table-cell>
          <table:table-cell table:style-name="Tableau19.A2" office:value-type="string">
            <text:p text:style-name="P116">LETHANH</text:p>
          </table:table-cell>
          <table:table-cell table:style-name="Tableau19.A2" office:value-type="string">
            <text:p text:style-name="P116">NAHN</text:p>
          </table:table-cell>
          <table:table-cell table:style-name="Tableau19.A2" office:value-type="string">
            <text:p text:style-name="P116">TOULOUSE</text:p>
          </table:table-cell>
          <table:table-cell table:style-name="Tableau19.E2" office:value-type="string">
            <text:p text:style-name="P116">2100</text:p>
          </table:table-cell>
        </table:table-row>
        <table:table-row>
          <table:table-cell table:style-name="Tableau19.A2" office:value-type="string">
            <text:p text:style-name="P116">5</text:p>
          </table:table-cell>
          <table:table-cell table:style-name="Tableau19.A2" office:value-type="string">
            <text:p text:style-name="P116">REY</text:p>
          </table:table-cell>
          <table:table-cell table:style-name="Tableau19.A2" office:value-type="string">
            <text:p text:style-name="P116">CHRISTOPHE</text:p>
          </table:table-cell>
          <table:table-cell table:style-name="Tableau19.A2" office:value-type="string">
            <text:p text:style-name="P116">TOULOUSE</text:p>
          </table:table-cell>
          <table:table-cell table:style-name="Tableau19.E2" office:value-type="string">
            <text:p text:style-name="P116">1900</text:p>
          </table:table-cell>
        </table:table-row>
        <table:table-row>
          <table:table-cell table:style-name="Tableau19.A2" office:value-type="string">
            <text:p text:style-name="P116">10</text:p>
          </table:table-cell>
          <table:table-cell table:style-name="Tableau19.A2" office:value-type="string">
            <text:p text:style-name="P116">GADAIX</text:p>
          </table:table-cell>
          <table:table-cell table:style-name="Tableau19.A2" office:value-type="string">
            <text:p text:style-name="P116">SONIA</text:p>
          </table:table-cell>
          <table:table-cell table:style-name="Tableau19.A2" office:value-type="string">
            <text:p text:style-name="P116">PARIS</text:p>
          </table:table-cell>
          <table:table-cell table:style-name="Tableau19.E2" office:value-type="string">
            <text:p text:style-name="P116">2000</text:p>
          </table:table-cell>
        </table:table-row>
      </table:table>
      <text:p text:style-name="P78"/>
      <text:p text:style-name="P10"/>
      <text:p text:style-name="P30"/>
      <text:p text:style-name="P32"><text:soft-page-break/><text:span text:style-name="T38">19</text:span>) <text:span text:style-name="T41">Quels sont les noms des pilotes en service au départ de Paris ?</text:span></text:p>
      <text:p text:style-name="P81"><text:span text:style-name="T3">SQL</text:span>)</text:p>
      <text:p text:style-name="P81"><text:span text:style-name="T48">SELECT PLNOM FROM PILOTE WHERE PLNUM IN (SELECT DISTINCT PLNUM FROM VOL WHERE VILLEDEP='PARIS');</text:span></text:p>
      <text:p text:style-name="P80"/>
      <text:p text:style-name="P80">R) </text:p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189">PLNOM</text:p>
          </table:table-cell>
        </table:table-row>
        <table:table-row>
          <table:table-cell table:style-name="Tableau20.A2" office:value-type="string">
            <text:p text:style-name="P139">MIRANDA</text:p>
          </table:table-cell>
        </table:table-row>
        <table:table-row>
          <table:table-cell table:style-name="Tableau20.A2" office:value-type="string">
            <text:p text:style-name="P142">PENAULD</text:p>
          </table:table-cell>
        </table:table-row>
        <table:table-row>
          <table:table-cell table:style-name="Tableau20.A2" office:value-type="string">
            <text:p text:style-name="P142">FOUILHOUX</text:p>
          </table:table-cell>
        </table:table-row>
        <table:table-row>
          <table:table-cell table:style-name="Tableau20.A2" office:value-type="string">
            <text:p text:style-name="P142">GANNAT</text:p>
          </table:table-cell>
        </table:table-row>
      </table:table>
      <text:p text:style-name="P80"/>
      <text:p text:style-name="P80"/>
      <text:p text:style-name="P33"><text:span text:style-name="T50">20</text:span>) <text:span text:style-name="T50">Quels sont les noms des pilotes niçois qui gagnent plus que tous les pilotes</text:span></text:p>
      <text:p text:style-name="P48">parisiens ?</text:p>
      <text:p text:style-name="P82"><text:span text:style-name="T3">SQL</text:span>)</text:p>
      <text:p text:style-name="P104">SELECT * FROM PILOTE WHERE VILLE='NICE' AND SALAIRE &gt;= (SELECT MAX(SALAIRE) FROM PILOTE WHERE VILLE = 'PARIS');</text:p>
      <text:p text:style-name="P82"/>
      <text:p text:style-name="P82">R) <text:span text:style-name="T49">no rows selected</text:span></text:p>
      <text:p text:style-name="P72"/>
      <text:p text:style-name="P72"/>
      <text:p text:style-name="P34"><text:span text:style-name="T51">2</text:span>1) <text:span text:style-name="T51">Quels sont les noms des pilotes niçois qui gagnent plus qu’au moins un pilote</text:span></text:p>
      <text:p text:style-name="P49">parisien ?</text:p>
      <text:p text:style-name="P84"><text:span text:style-name="T3">SQL</text:span>) </text:p>
      <text:p text:style-name="P84"><text:span text:style-name="T52">SELECT * FROM PILOTE WHERE VILLE='NICE' AND SALAIRE &gt;= (SELECT MIN(SALAIRE) FROM PILOTE WHERE VILLE = 'PARIS')</text:span>;</text:p>
      <text:p text:style-name="P83"/>
      <text:p text:style-name="P83">R) </text:p>
      <table:table table:name="Tableau21" table:style-name="Tableau21">
        <table:table-column table:style-name="Tableau21.A" table:number-columns-repeated="5"/>
        <table:table-row>
          <table:table-cell table:style-name="Tableau21.A1" office:value-type="string">
            <text:p text:style-name="P160">PLNUM</text:p>
          </table:table-cell>
          <table:table-cell table:style-name="Tableau21.A1" office:value-type="string">
            <text:p text:style-name="P160">PLNOM</text:p>
          </table:table-cell>
          <table:table-cell table:style-name="Tableau21.A1" office:value-type="string">
            <text:p text:style-name="P160">PLPRENOM</text:p>
          </table:table-cell>
          <table:table-cell table:style-name="Tableau21.A1" office:value-type="string">
            <text:p text:style-name="P160">VILLE</text:p>
          </table:table-cell>
          <table:table-cell table:style-name="Tableau21.E1" office:value-type="string">
            <text:p text:style-name="P160">SALAIRE</text:p>
          </table:table-cell>
        </table:table-row>
        <table:table-row>
          <table:table-cell table:style-name="Tableau21.A2" office:value-type="string">
            <text:p text:style-name="P117">3</text:p>
          </table:table-cell>
          <table:table-cell table:style-name="Tableau21.A2" office:value-type="string">
            <text:p text:style-name="P117">TALADOIRE</text:p>
          </table:table-cell>
          <table:table-cell table:style-name="Tableau21.A2" office:value-type="string">
            <text:p text:style-name="P117">GILLES</text:p>
          </table:table-cell>
          <table:table-cell table:style-name="Tableau21.A2" office:value-type="string">
            <text:p text:style-name="P117">NICE</text:p>
          </table:table-cell>
          <table:table-cell table:style-name="Tableau21.E2" office:value-type="string">
            <text:p text:style-name="P117">1800</text:p>
          </table:table-cell>
        </table:table-row>
        <table:table-row>
          <table:table-cell table:style-name="Tableau21.A2" office:value-type="string">
            <text:p text:style-name="P117">7</text:p>
          </table:table-cell>
          <table:table-cell table:style-name="Tableau21.A2" office:value-type="string">
            <text:p text:style-name="P117">PENAULD</text:p>
          </table:table-cell>
          <table:table-cell table:style-name="Tableau21.A2" office:value-type="string">
            <text:p text:style-name="P117">PIERRE</text:p>
          </table:table-cell>
          <table:table-cell table:style-name="Tableau21.A2" office:value-type="string">
            <text:p text:style-name="P117">NICE</text:p>
          </table:table-cell>
          <table:table-cell table:style-name="Tableau21.E2" office:value-type="string">
            <text:p text:style-name="P117">1700</text:p>
          </table:table-cell>
        </table:table-row>
      </table:table>
      <text:p text:style-name="P83"/>
      <text:p text:style-name="P83"/>
      <text:p text:style-name="P46"><text:span text:style-name="T53">22</text:span>) <text:span text:style-name="T78">Rechercher les pilotes ayant même adresse et même salaire que Miranda.</text:span></text:p>
      <text:p text:style-name="P86"><text:span text:style-name="T3">SQL</text:span>) </text:p>
      <text:p text:style-name="P86"><text:span text:style-name="T54">CREATE VIEW MIRANDA AS SELECT * FROM PILOTE WHERE PLNOM='MIRANDA' WITH READ ONLY; </text:span></text:p>
      <text:p text:style-name="P86"/>
      <text:p text:style-name="P86"><text:span text:style-name="T54">SELECT * FROM PILOTE WHERE VILLE = (SELECT VILLE FROM MIRANDA) AND SALAIRE = (SELECT SALAIRE FROM MIRANDA);</text:span></text:p>
      <text:p text:style-name="P85"/>
      <text:p text:style-name="P85">R) </text:p>
      <table:table table:name="Tableau22" table:style-name="Tableau22">
        <table:table-column table:style-name="Tableau22.A" table:number-columns-repeated="5"/>
        <table:table-row>
          <table:table-cell table:style-name="Tableau22.A1" office:value-type="string">
            <text:p text:style-name="P161">PLNUM</text:p>
          </table:table-cell>
          <table:table-cell table:style-name="Tableau22.A1" office:value-type="string">
            <text:p text:style-name="P161">PLNOM</text:p>
          </table:table-cell>
          <table:table-cell table:style-name="Tableau22.A1" office:value-type="string">
            <text:p text:style-name="P161">PLPRENOM</text:p>
          </table:table-cell>
          <table:table-cell table:style-name="Tableau22.A1" office:value-type="string">
            <text:p text:style-name="P161">VILLE</text:p>
          </table:table-cell>
          <table:table-cell table:style-name="Tableau22.E1" office:value-type="string">
            <text:p text:style-name="P161">SALAIRE</text:p>
          </table:table-cell>
        </table:table-row>
        <table:table-row>
          <table:table-cell table:style-name="Tableau22.A2" office:value-type="string">
            <text:p text:style-name="P118">1</text:p>
          </table:table-cell>
          <table:table-cell table:style-name="Tableau22.A2" office:value-type="string">
            <text:p text:style-name="P118">MIRANDA</text:p>
          </table:table-cell>
          <table:table-cell table:style-name="Tableau22.A2" office:value-type="string">
            <text:p text:style-name="P118">SERGE</text:p>
          </table:table-cell>
          <table:table-cell table:style-name="Tableau22.A2" office:value-type="string">
            <text:p text:style-name="P118">PARIS</text:p>
          </table:table-cell>
          <table:table-cell table:style-name="Tableau22.E2" office:value-type="string">
            <text:p text:style-name="P118">2600</text:p>
          </table:table-cell>
        </table:table-row>
      </table:table>
      <text:p text:style-name="P85"/>
      <text:p text:style-name="P85"/>
      <text:p text:style-name="P35"><text:span text:style-name="T55">23</text:span>) <text:span text:style-name="T56">Donner la liste des pilotes parisiens par ordre de salaire décroissant puis par</text:span></text:p>
      <text:p text:style-name="P50">ordre alphabétique des noms.</text:p>
      <text:p text:style-name="P87"><text:span text:style-name="T3">SQL</text:span>) <text:span text:style-name="T55">SELECT * FROM PILOTE WHERE VILLE='PARIS' ORDER BY SALAIRE DESC, PLNOM; </text:span></text:p>
      <text:p text:style-name="P87"/>
      <text:p text:style-name="P87"/>
      <text:p text:style-name="P87"/>
      <text:p text:style-name="P87"/>
      <text:p text:style-name="P87"><text:soft-page-break/>R) </text:p>
      <table:table table:name="Tableau8" table:style-name="Tableau8">
        <table:table-column table:style-name="Tableau8.A" table:number-columns-repeated="5"/>
        <table:table-row>
          <table:table-cell table:style-name="Tableau8.A1" office:value-type="string">
            <text:p text:style-name="P162">PLNUM</text:p>
          </table:table-cell>
          <table:table-cell table:style-name="Tableau8.A1" office:value-type="string">
            <text:p text:style-name="P162">PLNOM</text:p>
          </table:table-cell>
          <table:table-cell table:style-name="Tableau8.A1" office:value-type="string">
            <text:p text:style-name="P162">PLPRENOM</text:p>
          </table:table-cell>
          <table:table-cell table:style-name="Tableau8.A1" office:value-type="string">
            <text:p text:style-name="P162">VILLE</text:p>
          </table:table-cell>
          <table:table-cell table:style-name="Tableau8.E1" office:value-type="string">
            <text:p text:style-name="P162">SALAIRE</text:p>
          </table:table-cell>
        </table:table-row>
        <table:table-row>
          <table:table-cell table:style-name="Tableau8.A2" office:value-type="string">
            <text:p text:style-name="P119">1</text:p>
          </table:table-cell>
          <table:table-cell table:style-name="Tableau8.A2" office:value-type="string">
            <text:p text:style-name="P119">MIRANDA</text:p>
          </table:table-cell>
          <table:table-cell table:style-name="Tableau8.A2" office:value-type="string">
            <text:p text:style-name="P119">SERGE</text:p>
          </table:table-cell>
          <table:table-cell table:style-name="Tableau8.A2" office:value-type="string">
            <text:p text:style-name="P119">PARIS</text:p>
          </table:table-cell>
          <table:table-cell table:style-name="Tableau8.E2" office:value-type="string">
            <text:p text:style-name="P119">2600</text:p>
          </table:table-cell>
        </table:table-row>
        <table:table-row>
          <table:table-cell table:style-name="Tableau8.A2" office:value-type="string">
            <text:p text:style-name="P119">10</text:p>
          </table:table-cell>
          <table:table-cell table:style-name="Tableau8.A2" office:value-type="string">
            <text:p text:style-name="P119">GADAIX</text:p>
          </table:table-cell>
          <table:table-cell table:style-name="Tableau8.A2" office:value-type="string">
            <text:p text:style-name="P119">SONIA</text:p>
          </table:table-cell>
          <table:table-cell table:style-name="Tableau8.A2" office:value-type="string">
            <text:p text:style-name="P119">PARIS</text:p>
          </table:table-cell>
          <table:table-cell table:style-name="Tableau8.E2" office:value-type="string">
            <text:p text:style-name="P119">2000</text:p>
          </table:table-cell>
        </table:table-row>
        <table:table-row>
          <table:table-cell table:style-name="Tableau8.A2" office:value-type="string">
            <text:p text:style-name="P119">6</text:p>
          </table:table-cell>
          <table:table-cell table:style-name="Tableau8.A2" office:value-type="string">
            <text:p text:style-name="P119">CHARBONNIER</text:p>
          </table:table-cell>
          <table:table-cell table:style-name="Tableau8.A2" office:value-type="string">
            <text:p text:style-name="P119">FABIEN</text:p>
          </table:table-cell>
          <table:table-cell table:style-name="Tableau8.A2" office:value-type="string">
            <text:p text:style-name="P119">PARIS</text:p>
          </table:table-cell>
          <table:table-cell table:style-name="Tableau8.E2" office:value-type="string">
            <text:p text:style-name="P119">1800</text:p>
          </table:table-cell>
        </table:table-row>
        <table:table-row>
          <table:table-cell table:style-name="Tableau8.A2" office:value-type="string">
            <text:p text:style-name="P119">4</text:p>
          </table:table-cell>
          <table:table-cell table:style-name="Tableau8.A2" office:value-type="string">
            <text:p text:style-name="P119">CHARBONNIER</text:p>
          </table:table-cell>
          <table:table-cell table:style-name="Tableau8.A2" office:value-type="string">
            <text:p text:style-name="P119">ANNETTE</text:p>
          </table:table-cell>
          <table:table-cell table:style-name="Tableau8.A2" office:value-type="string">
            <text:p text:style-name="P119">PARIS</text:p>
          </table:table-cell>
          <table:table-cell table:style-name="Tableau8.E2" office:value-type="string">
            <text:p text:style-name="P119">1700</text:p>
          </table:table-cell>
        </table:table-row>
      </table:table>
      <text:p text:style-name="P87"/>
      <text:p text:style-name="P109"/>
      <text:p text:style-name="P36"><text:span text:style-name="T5">24</text:span>) <text:span text:style-name="T57">Quel est le nombre de vols effectués par chacun des pilotes ?</text:span></text:p>
      <text:p text:style-name="P89"><text:span text:style-name="T3">SQL</text:span>) <text:span text:style-name="T58">SELECT PLNUM, COUNT(*) FROM VOL GROUP BY PLNUM ORDER BY PLNUM</text:span>;</text:p>
      <text:p text:style-name="P88"/>
      <text:p text:style-name="P88">R) 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163">PLN<text:span text:style-name="T59">U</text:span>M</text:p>
          </table:table-cell>
          <table:table-cell table:style-name="Tableau23.B1" office:value-type="string">
            <text:p text:style-name="P190">NB</text:p>
          </table:table-cell>
        </table:table-row>
        <table:table-row>
          <table:table-cell table:style-name="Tableau23.A2" office:value-type="string">
            <text:p text:style-name="P143">1</text:p>
          </table:table-cell>
          <table:table-cell table:style-name="Tableau23.B2" office:value-type="string">
            <text:p text:style-name="P143">5</text:p>
          </table:table-cell>
        </table:table-row>
        <table:table-row>
          <table:table-cell table:style-name="Tableau23.A2" office:value-type="string">
            <text:p text:style-name="P143">2</text:p>
          </table:table-cell>
          <table:table-cell table:style-name="Tableau23.B2" office:value-type="string">
            <text:p text:style-name="P143">1</text:p>
          </table:table-cell>
        </table:table-row>
        <table:table-row>
          <table:table-cell table:style-name="Tableau23.A2" office:value-type="string">
            <text:p text:style-name="P143">3</text:p>
          </table:table-cell>
          <table:table-cell table:style-name="Tableau23.B2" office:value-type="string">
            <text:p text:style-name="P143">1</text:p>
          </table:table-cell>
        </table:table-row>
        <table:table-row>
          <table:table-cell table:style-name="Tableau23.A2" office:value-type="string">
            <text:p text:style-name="P143">4</text:p>
          </table:table-cell>
          <table:table-cell table:style-name="Tableau23.B2" office:value-type="string">
            <text:p text:style-name="P143">1</text:p>
          </table:table-cell>
        </table:table-row>
        <table:table-row>
          <table:table-cell table:style-name="Tableau23.A2" office:value-type="string">
            <text:p text:style-name="P143">5</text:p>
          </table:table-cell>
          <table:table-cell table:style-name="Tableau23.B2" office:value-type="string">
            <text:p text:style-name="P143">1</text:p>
          </table:table-cell>
        </table:table-row>
        <table:table-row>
          <table:table-cell table:style-name="Tableau23.A2" office:value-type="string">
            <text:p text:style-name="P143">7</text:p>
          </table:table-cell>
          <table:table-cell table:style-name="Tableau23.B2" office:value-type="string">
            <text:p text:style-name="P143">1</text:p>
          </table:table-cell>
        </table:table-row>
        <table:table-row>
          <table:table-cell table:style-name="Tableau23.A2" office:value-type="string">
            <text:p text:style-name="P143">8</text:p>
          </table:table-cell>
          <table:table-cell table:style-name="Tableau23.B2" office:value-type="string">
            <text:p text:style-name="P143">3</text:p>
          </table:table-cell>
        </table:table-row>
        <table:table-row>
          <table:table-cell table:style-name="Tableau23.A2" office:value-type="string">
            <text:p text:style-name="P143">9</text:p>
          </table:table-cell>
          <table:table-cell table:style-name="Tableau23.B2" office:value-type="string">
            <text:p text:style-name="P143">2</text:p>
          </table:table-cell>
        </table:table-row>
        <table:table-row>
          <table:table-cell table:style-name="Tableau23.A2" office:value-type="string">
            <text:p text:style-name="P143">10</text:p>
          </table:table-cell>
          <table:table-cell table:style-name="Tableau23.B2" office:value-type="string">
            <text:p text:style-name="P143">1</text:p>
          </table:table-cell>
        </table:table-row>
      </table:table>
      <text:p text:style-name="P88"/>
      <text:p text:style-name="P88"/>
      <text:p text:style-name="P37"><text:span text:style-name="T5">25</text:span>) <text:span text:style-name="T61">Quel est le nombre de vols par pilote et par avion ?</text:span></text:p>
      <text:p text:style-name="P91"><text:span text:style-name="T3">SQL</text:span>) </text:p>
      <text:p text:style-name="P91"><text:span text:style-name="T60">SELECT PLNUM, AVNUM, COUNT(*) FROM VOL GROUP BY PLNUM, AVNUM ORDER BY PLNUM, AVNUM</text:span>;</text:p>
      <text:p text:style-name="P90"/>
      <text:p text:style-name="P90">R) </text:p>
      <table:table table:name="Tableau24" table:style-name="Tableau24">
        <table:table-column table:style-name="Tableau24.A" table:number-columns-repeated="2"/>
        <table:table-column table:style-name="Tableau24.C"/>
        <table:table-row>
          <table:table-cell table:style-name="Tableau24.A1" office:value-type="string">
            <text:p text:style-name="P164">PLN<text:span text:style-name="T59">U</text:span>M</text:p>
          </table:table-cell>
          <table:table-cell table:style-name="Tableau24.A1" office:value-type="string">
            <text:p text:style-name="P193">AVNUM</text:p>
          </table:table-cell>
          <table:table-cell table:style-name="Tableau24.C1" office:value-type="string">
            <text:p text:style-name="P191">NB</text:p>
          </table:table-cell>
        </table:table-row>
        <table:table-row>
          <table:table-cell table:style-name="Tableau24.A2" office:value-type="string">
            <text:p text:style-name="P144">1</text:p>
          </table:table-cell>
          <table:table-cell table:style-name="Tableau24.A2" office:value-type="string">
            <text:p text:style-name="P146">1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1</text:p>
          </table:table-cell>
          <table:table-cell table:style-name="Tableau24.A2" office:value-type="string">
            <text:p text:style-name="P146">2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1</text:p>
          </table:table-cell>
          <table:table-cell table:style-name="Tableau24.A2" office:value-type="string">
            <text:p text:style-name="P146">4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1</text:p>
          </table:table-cell>
          <table:table-cell table:style-name="Tableau24.A2" office:value-type="string">
            <text:p text:style-name="P146">8</text:p>
          </table:table-cell>
          <table:table-cell table:style-name="Tableau24.C2" office:value-type="string">
            <text:p text:style-name="P146">2</text:p>
          </table:table-cell>
        </table:table-row>
        <table:table-row>
          <table:table-cell table:style-name="Tableau24.A2" office:value-type="string">
            <text:p text:style-name="P146">2</text:p>
          </table:table-cell>
          <table:table-cell table:style-name="Tableau24.A2" office:value-type="string">
            <text:p text:style-name="P146">1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3</text:p>
          </table:table-cell>
          <table:table-cell table:style-name="Tableau24.A2" office:value-type="string">
            <text:p text:style-name="P146">5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4</text:p>
          </table:table-cell>
          <table:table-cell table:style-name="Tableau24.A2" office:value-type="string">
            <text:p text:style-name="P146">5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5</text:p>
          </table:table-cell>
          <table:table-cell table:style-name="Tableau24.A2" office:value-type="string">
            <text:p text:style-name="P146">3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7</text:p>
          </table:table-cell>
          <table:table-cell table:style-name="Tableau24.A2" office:value-type="string">
            <text:p text:style-name="P146">5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8</text:p>
          </table:table-cell>
          <table:table-cell table:style-name="Tableau24.A2" office:value-type="string">
            <text:p text:style-name="P146">2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8</text:p>
          </table:table-cell>
          <table:table-cell table:style-name="Tableau24.A2" office:value-type="string">
            <text:p text:style-name="P146">4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8</text:p>
          </table:table-cell>
          <table:table-cell table:style-name="Tableau24.A2" office:value-type="string">
            <text:p text:style-name="P146">9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9</text:p>
          </table:table-cell>
          <table:table-cell table:style-name="Tableau24.A2" office:value-type="string">
            <text:p text:style-name="P146">1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9</text:p>
          </table:table-cell>
          <table:table-cell table:style-name="Tableau24.A2" office:value-type="string">
            <text:p text:style-name="P146">2</text:p>
          </table:table-cell>
          <table:table-cell table:style-name="Tableau24.C2" office:value-type="string">
            <text:p text:style-name="P146">1</text:p>
          </table:table-cell>
        </table:table-row>
        <table:table-row>
          <table:table-cell table:style-name="Tableau24.A2" office:value-type="string">
            <text:p text:style-name="P146">10</text:p>
          </table:table-cell>
          <table:table-cell table:style-name="Tableau24.A2" office:value-type="string">
            <text:p text:style-name="P146">2</text:p>
          </table:table-cell>
          <table:table-cell table:style-name="Tableau24.C2" office:value-type="string">
            <text:p text:style-name="P146">1</text:p>
          </table:table-cell>
        </table:table-row>
      </table:table>
      <text:p text:style-name="P90"><text:soft-page-break/></text:p>
      <text:p text:style-name="P110"/>
      <text:p text:style-name="P38"><text:span text:style-name="T5">26</text:span>) <text:span text:style-name="T63">Donner le nombre de vols par pilote seulement s’il est supérieur à 5.</text:span></text:p>
      <text:p text:style-name="P92"><text:span text:style-name="T3">SQL</text:span>) </text:p>
      <text:p text:style-name="P92"><text:span text:style-name="T62">CREATE VIEW NB_VOLS AS SELECT PLNUM, COUNT(*) AS NB FROM VOL GROUP BY PLNUM WITH READ ONLY;</text:span></text:p>
      <text:p text:style-name="P105"><text:s text:c="4"/></text:p>
      <text:p text:style-name="P105">SELECT * FROM NB_VOLS WHERE NB &gt;= 5;</text:p>
      <text:p text:style-name="P92"/>
      <text:p text:style-name="P92">R) </text:p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65">PLN<text:span text:style-name="T59">U</text:span>M</text:p>
          </table:table-cell>
          <table:table-cell table:style-name="Tableau25.B1" office:value-type="string">
            <text:p text:style-name="P192">NB</text:p>
          </table:table-cell>
        </table:table-row>
        <table:table-row>
          <table:table-cell table:style-name="Tableau25.A2" office:value-type="string">
            <text:p text:style-name="P145">1</text:p>
          </table:table-cell>
          <table:table-cell table:style-name="Tableau25.B2" office:value-type="string">
            <text:p text:style-name="P145">5</text:p>
          </table:table-cell>
        </table:table-row>
      </table:table>
      <text:p text:style-name="P92"/>
      <text:p text:style-name="P92"/>
      <text:p text:style-name="P39"><text:span text:style-name="T5">27</text:span>) <text:span text:style-name="T64">Donner le nom des pilotes effectuant au moins 5 vols.</text:span></text:p>
      <text:p text:style-name="P94"><text:span text:style-name="T3">SQL</text:span>) </text:p>
      <text:p text:style-name="P94"><text:span text:style-name="T65">SELECT PLNOM FROM PILOTE WHERE PLNUM IN (SELECT PLNUM FROM NB_VOLS WHERE NB &gt;= 5);</text:span></text:p>
      <text:p text:style-name="P93"/>
      <text:p text:style-name="P93">R) 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66">PLN<text:span text:style-name="T66">O</text:span>M</text:p>
          </table:table-cell>
        </table:table-row>
        <table:table-row>
          <table:table-cell table:style-name="Tableau26.A2" office:value-type="string">
            <text:p text:style-name="P147">MIRANDA</text:p>
          </table:table-cell>
        </table:table-row>
      </table:table>
      <text:p text:style-name="P93"/>
      <text:p text:style-name="P93"/>
      <text:p text:style-name="P40"><text:span text:style-name="T67">28</text:span>) <text:span text:style-name="T68">Quels sont les noms des avions de capacité supérieure à 250 ou localisés à Paris ?</text:span></text:p>
      <text:p text:style-name="P95"><text:span text:style-name="T3">SQL</text:span>) <text:span text:style-name="T22">SELECT * FROM AVION WHERE CAPACITE &gt;= 250 OR LOCALISATION='PARIS';</text:span></text:p>
      <text:p text:style-name="P95"/>
      <text:p text:style-name="P95">R) </text:p>
      <table:table table:name="Tableau27" table:style-name="Tableau27">
        <table:table-column table:style-name="Tableau27.A" table:number-columns-repeated="4"/>
        <table:table-row>
          <table:table-cell table:style-name="Tableau27.A1" office:value-type="string">
            <text:p text:style-name="P180">AVNUM</text:p>
          </table:table-cell>
          <table:table-cell table:style-name="Tableau27.A1" office:value-type="string">
            <text:p text:style-name="P180">AVNOM</text:p>
          </table:table-cell>
          <table:table-cell table:style-name="Tableau27.A1" office:value-type="string">
            <text:p text:style-name="P180">CAPACITE</text:p>
          </table:table-cell>
          <table:table-cell table:style-name="Tableau27.D1" office:value-type="string">
            <text:p text:style-name="P180">LOCALISATION</text:p>
          </table:table-cell>
        </table:table-row>
        <table:table-row>
          <table:table-cell table:style-name="Tableau27.A2" office:value-type="string">
            <text:p text:style-name="P141">1</text:p>
          </table:table-cell>
          <table:table-cell table:style-name="Tableau27.A2" office:value-type="string">
            <text:p text:style-name="P148">A300</text:p>
          </table:table-cell>
          <table:table-cell table:style-name="Tableau27.A2" office:value-type="string">
            <text:p text:style-name="P148">300</text:p>
          </table:table-cell>
          <table:table-cell table:style-name="Tableau27.D2" office:value-type="string">
            <text:p text:style-name="P148">NICE</text:p>
          </table:table-cell>
        </table:table-row>
        <table:table-row>
          <table:table-cell table:style-name="Tableau27.A2" office:value-type="string">
            <text:p text:style-name="P148">2</text:p>
          </table:table-cell>
          <table:table-cell table:style-name="Tableau27.A2" office:value-type="string">
            <text:p text:style-name="P148">A310</text:p>
          </table:table-cell>
          <table:table-cell table:style-name="Tableau27.A2" office:value-type="string">
            <text:p text:style-name="P148">300</text:p>
          </table:table-cell>
          <table:table-cell table:style-name="Tableau27.D2" office:value-type="string">
            <text:p text:style-name="P148">NICE</text:p>
          </table:table-cell>
        </table:table-row>
        <table:table-row>
          <table:table-cell table:style-name="Tableau27.A2" office:value-type="string">
            <text:p text:style-name="P141">3</text:p>
          </table:table-cell>
          <table:table-cell table:style-name="Tableau27.A2" office:value-type="string">
            <text:p text:style-name="P141">B707</text:p>
          </table:table-cell>
          <table:table-cell table:style-name="Tableau27.A2" office:value-type="string">
            <text:p text:style-name="P141">250</text:p>
          </table:table-cell>
          <table:table-cell table:style-name="Tableau27.D2" office:value-type="string">
            <text:p text:style-name="P141">PARIS</text:p>
          </table:table-cell>
        </table:table-row>
        <table:table-row>
          <table:table-cell table:style-name="Tableau27.A2" office:value-type="string">
            <text:p text:style-name="P148">4</text:p>
          </table:table-cell>
          <table:table-cell table:style-name="Tableau27.A2" office:value-type="string">
            <text:p text:style-name="P148">A300</text:p>
          </table:table-cell>
          <table:table-cell table:style-name="Tableau27.A2" office:value-type="string">
            <text:p text:style-name="P148">280</text:p>
          </table:table-cell>
          <table:table-cell table:style-name="Tableau27.D2" office:value-type="string">
            <text:p text:style-name="P148">LYON</text:p>
          </table:table-cell>
        </table:table-row>
        <table:table-row>
          <table:table-cell table:style-name="Tableau27.A2" office:value-type="string">
            <text:p text:style-name="P141">6</text:p>
          </table:table-cell>
          <table:table-cell table:style-name="Tableau27.A2" office:value-type="string">
            <text:p text:style-name="P141">B747</text:p>
          </table:table-cell>
          <table:table-cell table:style-name="Tableau27.A2" office:value-type="string">
            <text:p text:style-name="P141">460</text:p>
          </table:table-cell>
          <table:table-cell table:style-name="Tableau27.D2" office:value-type="string">
            <text:p text:style-name="P141">PARIS</text:p>
          </table:table-cell>
        </table:table-row>
        <table:table-row>
          <table:table-cell table:style-name="Tableau27.A2" office:value-type="string">
            <text:p text:style-name="P141">7</text:p>
          </table:table-cell>
          <table:table-cell table:style-name="Tableau27.A2" office:value-type="string">
            <text:p text:style-name="P141">B707</text:p>
          </table:table-cell>
          <table:table-cell table:style-name="Tableau27.A2" office:value-type="string">
            <text:p text:style-name="P141">250</text:p>
          </table:table-cell>
          <table:table-cell table:style-name="Tableau27.D2" office:value-type="string">
            <text:p text:style-name="P141">PARIS</text:p>
          </table:table-cell>
        </table:table-row>
        <table:table-row>
          <table:table-cell table:style-name="Tableau27.A2" office:value-type="string">
            <text:p text:style-name="P148">8</text:p>
          </table:table-cell>
          <table:table-cell table:style-name="Tableau27.A2" office:value-type="string">
            <text:p text:style-name="P148">A310</text:p>
          </table:table-cell>
          <table:table-cell table:style-name="Tableau27.A2" office:value-type="string">
            <text:p text:style-name="P148">300</text:p>
          </table:table-cell>
          <table:table-cell table:style-name="Tableau27.D2" office:value-type="string">
            <text:p text:style-name="P148">TOULOUSE</text:p>
          </table:table-cell>
        </table:table-row>
        <table:table-row>
          <table:table-cell table:style-name="Tableau27.A2" office:value-type="string">
            <text:p text:style-name="P141">10</text:p>
          </table:table-cell>
          <table:table-cell table:style-name="Tableau27.A2" office:value-type="string">
            <text:p text:style-name="P141">CONCORDE</text:p>
          </table:table-cell>
          <table:table-cell table:style-name="Tableau27.A2" office:value-type="string">
            <text:p text:style-name="P141">160</text:p>
          </table:table-cell>
          <table:table-cell table:style-name="Tableau27.D2" office:value-type="string">
            <text:p text:style-name="P141">PARIS</text:p>
          </table:table-cell>
        </table:table-row>
      </table:table>
      <text:p text:style-name="P95"/>
      <text:p text:style-name="P106"/>
      <text:p text:style-name="P41"><text:span text:style-name="T5">29</text:span>) <text:span text:style-name="T71">Quels sont les numéros des pilotes pilotant les avions 2 et 4 ?</text:span></text:p>
      <text:p text:style-name="P97"><text:span text:style-name="T3">SQL</text:span>)</text:p>
      <text:p text:style-name="P97"><text:span text:style-name="T69">SELECT PLNUM FROM VOL WHERE AVNUM = 2 INTERSECT SELECT PLNUM FROM VOL WHERE AVNUM = 4;</text:span></text:p>
      <text:p text:style-name="P96"/>
      <text:p text:style-name="P96">R) 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167">PLN<text:span text:style-name="T70">U</text:span>M</text:p>
          </table:table-cell>
        </table:table-row>
        <table:table-row>
          <table:table-cell table:style-name="Tableau28.A2" office:value-type="string">
            <text:p text:style-name="P149">1</text:p>
          </table:table-cell>
        </table:table-row>
        <table:table-row>
          <table:table-cell table:style-name="Tableau28.A2" office:value-type="string">
            <text:p text:style-name="P149">8</text:p>
          </table:table-cell>
        </table:table-row>
      </table:table>
      <text:p text:style-name="P96"/>
      <text:p text:style-name="P96"/>
      <text:p text:style-name="P96"/>
      <text:p text:style-name="P96"/>
      <text:p text:style-name="P42"><text:soft-page-break/><text:span text:style-name="T72">30</text:span>) <text:span text:style-name="T71">Quels sont les numéros des pilotes pilotant les avions 2 ou 4 ?</text:span></text:p>
      <text:p text:style-name="P98"><text:span text:style-name="T3">SQL</text:span>)</text:p>
      <text:p text:style-name="P98"><text:span text:style-name="T69">SELECT PLNUM FROM VOL WHERE AVNUM = 2 UNION SELECT PLNUM FROM VOL WHERE AVNUM = 4;</text:span></text:p>
      <text:p text:style-name="P98"/>
      <text:p text:style-name="P98">R) </text:p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68">PLN<text:span text:style-name="T70">U</text:span>M</text:p>
          </table:table-cell>
        </table:table-row>
        <table:table-row>
          <table:table-cell table:style-name="Tableau29.A2" office:value-type="string">
            <text:p text:style-name="P150">1</text:p>
          </table:table-cell>
        </table:table-row>
        <table:table-row>
          <table:table-cell table:style-name="Tableau29.A2" office:value-type="string">
            <text:p text:style-name="P150">8</text:p>
          </table:table-cell>
        </table:table-row>
        <table:table-row>
          <table:table-cell table:style-name="Tableau29.A2" office:value-type="string">
            <text:p text:style-name="P151">9</text:p>
          </table:table-cell>
        </table:table-row>
        <table:table-row>
          <table:table-cell table:style-name="Tableau29.A2" office:value-type="string">
            <text:p text:style-name="P151">10</text:p>
          </table:table-cell>
        </table:table-row>
      </table:table>
      <text:p text:style-name="P98"/>
      <text:p text:style-name="P98"/>
      <text:p text:style-name="P43"><text:span text:style-name="T72">31</text:span>) <text:span text:style-name="T71">Quels sont les numéros des pilotes pilotant l’avion 2 mais jamais le 4 ?</text:span></text:p>
      <text:p text:style-name="P99"><text:span text:style-name="T3">SQL</text:span>)</text:p>
      <text:p text:style-name="P100"><text:span text:style-name="T73">SELECT PLNUM FROM VOL WHERE AVNUM = 2 MINUS SELECT PLNUM FROM VOL WHERE AVNUM = 4;</text:span></text:p>
      <text:p text:style-name="P99"/>
      <text:p text:style-name="P99">R) </text:p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169">PLN<text:span text:style-name="T70">U</text:span>M</text:p>
          </table:table-cell>
        </table:table-row>
        <table:table-row>
          <table:table-cell table:style-name="Tableau30.A2" office:value-type="string">
            <text:p text:style-name="P152">9</text:p>
          </table:table-cell>
        </table:table-row>
        <table:table-row>
          <table:table-cell table:style-name="Tableau30.A2" office:value-type="string">
            <text:p text:style-name="P152">10</text:p>
          </table:table-cell>
        </table:table-row>
      </table:table>
      <text:p text:style-name="P99"/>
      <text:p text:style-name="P99"/>
      <text:p text:style-name="P44"><text:span text:style-name="T72">32</text:span>) <text:span text:style-name="T74">Quels sont les numéros des pilotes qui pilotent tous les avions de la compagnie ?</text:span></text:p>
      <text:p text:style-name="P101"><text:span text:style-name="T3">SQL</text:span>)</text:p>
      <text:p text:style-name="P102"><text:span text:style-name="T75">CREATE VIEW PLANES_BY_PILOTE AS SELECT DISTINCT PLNUM, AVNUM FROM VOL WITH READ ONLY;</text:span></text:p>
      <text:p text:style-name="P102"/>
      <text:p text:style-name="P102"><text:span text:style-name="T75">SELECT PLNUM FROM PLANES_BY_PILOTE GROUP BY PLNUM HAVING COUNT(*) = (SELECT COUNT (*) FROM AVION);</text:span></text:p>
      <text:p text:style-name="P101"/>
      <text:p text:style-name="P101">R) <text:span text:style-name="T76">no rows selected</text:span></text:p>
      <text:p text:style-name="P101"/>
      <text:p text:style-name="P101"/>
      <text:p text:style-name="P45"><text:span text:style-name="T72">33</text:span>) <text:span text:style-name="T77">Quels sont les numéros des pilotes qui pilotent tous les avions de type A310 ?</text:span></text:p>
      <text:p text:style-name="P103"><text:span text:style-name="T3">SQL</text:span>)</text:p>
      <text:p text:style-name="P107">CREATE VIEW A310 AS SELECT AVNUM FROM AVION WHERE AVNOM='A310' WITH READ ONLY;</text:p>
      <text:p text:style-name="P107"/>
      <text:p text:style-name="P107">SELECT DISTINCT PLNUM FROM VOL WHERE AVNUM IN (SELECT AVNUM FROM A310)</text:p>
      <text:p text:style-name="P107">GROUP BY PLNUM HAVING COUNT(DISTINCT AVNUM) = (SELECT COUNT(*) FROM A310);</text:p>
      <text:p text:style-name="P103"/>
      <text:p text:style-name="P103">R) 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171">PLN<text:span text:style-name="T70">U</text:span>M</text:p>
          </table:table-cell>
        </table:table-row>
        <table:table-row>
          <table:table-cell table:style-name="Tableau31.A2" office:value-type="string">
            <text:p text:style-name="P155">1</text:p>
          </table:table-cell>
        </table:table-row>
      </table:table>
      <text:p text:style-name="P103"/>
      <text:p text:style-name="P103"/>
      <text:p text:style-name="P103"/>
      <text:p text:style-name="P103"/>
      <text:p text:style-name="P12">Suppression des vues déclarées :</text:p>
      <text:p text:style-name="P108"/>
      <text:p text:style-name="P108">DROP VIEW MIRANDA;</text:p>
      <text:p text:style-name="P108">DROP VIEW NB_VOLS;</text:p>
      <text:p text:style-name="P108">DROP VIEW PLANES_BY_PILOTE;</text:p>
      <text:p text:style-name="P108">DROP VIEW A31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4:31:06.600160057</meta:creation-date>
    <dc:date>2016-09-20T15:30:34.626261841</dc:date>
    <meta:editing-duration>PT58M7S</meta:editing-duration>
    <meta:editing-cycles>174</meta:editing-cycles>
    <meta:generator>LibreOffice/5.1.4.2$Linux_X86_64 LibreOffice_project/10m0$Build-2</meta:generator>
    <meta:document-statistic meta:table-count="31" meta:image-count="0" meta:object-count="0" meta:page-count="10" meta:paragraph-count="645" meta:word-count="1896" meta:character-count="10452" meta:non-whitespace-character-count="9108"/>
  </office:meta>
</office:document-meta>
</file>